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5374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6898in"/>
    </style:style>
    <style:style style:name="co6" style:family="table-column">
      <style:table-column-properties fo:break-before="auto" style:column-width="1.6354in"/>
    </style:style>
    <style:style style:name="co7" style:family="table-column">
      <style:table-column-properties fo:break-before="auto" style:column-width="1.5173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539in"/>
    </style:style>
    <style:style style:name="co12" style:family="table-column">
      <style:table-column-properties fo:break-before="auto" style:column-width="1.6681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1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3"/>
          <table:table-cell table:style-name="ce1" office:value-type="string" table:number-columns-spanned="5" table:number-rows-spanned="1">
            <text:p>Execution Times</text:p>
          </table:table-cell>
          <table:covered-table-cell table:number-columns-repeated="4"/>
          <table:table-cell/>
          <table:table-cell table:style-name="ce1" office:value-type="string" table:number-columns-spanned="3" table:number-rows-spanned="1">
            <text:p>Speedup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office:value-type="string">
            <text:p>CC</text:p>
          </table:table-cell>
          <table:table-cell/>
          <table:table-cell table:style-name="ce2" office:value-type="string">
            <text:p>gold</text:p>
          </table:table-cell>
          <table:table-cell table:style-name="ce2" office:value-type="string">
            <text:p>Union-Find (GPU)</text:p>
          </table:table-cell>
          <table:table-cell table:style-name="ce2" office:value-type="string">
            <text:p>Union-Find (CPU+GPU)</text:p>
          </table:table-cell>
          <table:table-cell table:style-name="ce2" office:value-type="string">
            <text:p>Lequivalence (GPU)</text:p>
          </table:table-cell>
          <table:table-cell table:style-name="ce2" office:value-type="string">
            <text:p>Stephano (CPU)</text:p>
          </table:table-cell>
          <table:table-cell/>
          <table:table-cell table:style-name="ce2" office:value-type="string">
            <text:p>Union-Find (GPU)</text:p>
          </table:table-cell>
          <table:table-cell table:style-name="ce2" office:value-type="string">
            <text:p>Union-Find (CPU+GPU)</text:p>
          </table:table-cell>
          <table:table-cell table:style-name="ce2" office:value-type="string">
            <text:p>Lequivalence (GPU)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6.902">
            <text:p>966.902</text:p>
          </table:table-cell>
          <table:table-cell office:value-type="float" office:value="182.402">
            <text:p>182.402</text:p>
          </table:table-cell>
          <table:table-cell office:value-type="float" office:value="329.696">
            <text:p>329.696</text:p>
          </table:table-cell>
          <table:table-cell office:value-type="float" office:value="259.764">
            <text:p>259.764</text:p>
          </table:table-cell>
          <table:table-cell office:value-type="float" office:value="426.455974579">
            <text:p>426.455974579</text:p>
          </table:table-cell>
          <table:table-cell/>
          <table:table-cell table:formula="of:=[.H3]/[.E3]" office:value-type="float" office:value="2.33800054044912">
            <text:p>2.3380005404</text:p>
          </table:table-cell>
          <table:table-cell table:formula="of:=[.H3]/[.F3]" office:value-type="float" office:value="1.29348240372646">
            <text:p>1.2934824037</text:p>
          </table:table-cell>
          <table:table-cell table:formula="of:=[.H3]/[.G3]" office:value-type="float" office:value="1.641705450251">
            <text:p>1.6417054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976.102">
            <text:p>976.102</text:p>
          </table:table-cell>
          <table:table-cell office:value-type="float" office:value="180.236">
            <text:p>180.236</text:p>
          </table:table-cell>
          <table:table-cell office:value-type="float" office:value="329.517">
            <text:p>329.517</text:p>
          </table:table-cell>
          <table:table-cell office:value-type="float" office:value="210.213">
            <text:p>210.213</text:p>
          </table:table-cell>
          <table:table-cell office:value-type="float" office:value="500.653028488">
            <text:p>500.653028488</text:p>
          </table:table-cell>
          <table:table-cell/>
          <table:table-cell table:formula="of:=[.H4]/[.E4]" office:value-type="float" office:value="2.77776375689651">
            <text:p>2.7777637569</text:p>
          </table:table-cell>
          <table:table-cell table:formula="of:=[.H4]/[.F4]" office:value-type="float" office:value="1.51935417137204">
            <text:p>1.5193541714</text:p>
          </table:table-cell>
          <table:table-cell table:formula="of:=[.D4]/[.G4]" office:value-type="float" office:value="4.64339503265735">
            <text:p>4.6433950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office:value-type="float" office:value="962.812">
            <text:p>962.812</text:p>
          </table:table-cell>
          <table:table-cell office:value-type="float" office:value="178.747">
            <text:p>178.747</text:p>
          </table:table-cell>
          <table:table-cell office:value-type="float" office:value="327.104">
            <text:p>327.104</text:p>
          </table:table-cell>
          <table:table-cell office:value-type="float" office:value="655.269">
            <text:p>655.269</text:p>
          </table:table-cell>
          <table:table-cell office:value-type="float" office:value="444.374084473">
            <text:p>444.374084473</text:p>
          </table:table-cell>
          <table:table-cell/>
          <table:table-cell table:formula="of:=[.H5]/[.E5]" office:value-type="float" office:value="2.48605058811057">
            <text:p>2.4860505881</text:p>
          </table:table-cell>
          <table:table-cell table:formula="of:=[.H5]/[.F5]" office:value-type="float" office:value="1.35851008998056">
            <text:p>1.35851009</text:p>
          </table:table-cell>
          <table:table-cell table:formula="of:=[.D5]/[.G5]" office:value-type="float" office:value="1.46933854645955">
            <text:p>1.4693385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6.264">
            <text:p>966.264</text:p>
          </table:table-cell>
          <table:table-cell office:value-type="float" office:value="180.932">
            <text:p>180.932</text:p>
          </table:table-cell>
          <table:table-cell office:value-type="float" office:value="327.245">
            <text:p>327.245</text:p>
          </table:table-cell>
          <table:table-cell office:value-type="float" office:value="222.143">
            <text:p>222.143</text:p>
          </table:table-cell>
          <table:table-cell office:value-type="float" office:value="416.993141174">
            <text:p>416.993141174</text:p>
          </table:table-cell>
          <table:table-cell/>
          <table:table-cell table:formula="of:=[.H6]/[.E6]" office:value-type="float" office:value="2.30469536164968">
            <text:p>2.3046953616</text:p>
          </table:table-cell>
          <table:table-cell table:formula="of:=[.H6]/[.F6]" office:value-type="float" office:value="1.2742536667451">
            <text:p>1.2742536667</text:p>
          </table:table-cell>
          <table:table-cell table:formula="of:=[.D6]/[.G6]" office:value-type="float" office:value="4.34973868184008">
            <text:p>4.34973868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  <table:table-cell office:value-type="float" office:value="969.468">
            <text:p>969.468</text:p>
          </table:table-cell>
          <table:table-cell office:value-type="float" office:value="179.128">
            <text:p>179.128</text:p>
          </table:table-cell>
          <table:table-cell office:value-type="float" office:value="329.348">
            <text:p>329.348</text:p>
          </table:table-cell>
          <table:table-cell office:value-type="float" office:value="173.168">
            <text:p>173.168</text:p>
          </table:table-cell>
          <table:table-cell office:value-type="float" office:value="419.301986694">
            <text:p>419.301986694</text:p>
          </table:table-cell>
          <table:table-cell/>
          <table:table-cell table:formula="of:=[.H7]/[.E7]" office:value-type="float" office:value="2.34079533458756">
            <text:p>2.3407953346</text:p>
          </table:table-cell>
          <table:table-cell table:formula="of:=[.H7]/[.F7]" office:value-type="float" office:value="1.27312747213889">
            <text:p>1.2731274721</text:p>
          </table:table-cell>
          <table:table-cell table:formula="of:=[.D7]/[.G7]" office:value-type="float" office:value="5.59842465120577">
            <text:p>5.5984246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office:value-type="float" office:value="962.266">
            <text:p>962.266</text:p>
          </table:table-cell>
          <table:table-cell office:value-type="float" office:value="179.492">
            <text:p>179.492</text:p>
          </table:table-cell>
          <table:table-cell office:value-type="float" office:value="331.328">
            <text:p>331.328</text:p>
          </table:table-cell>
          <table:table-cell office:value-type="float" office:value="247.804">
            <text:p>247.804</text:p>
          </table:table-cell>
          <table:table-cell office:value-type="float" office:value="420.022964478">
            <text:p>420.022964478</text:p>
          </table:table-cell>
          <table:table-cell/>
          <table:table-cell table:formula="of:=[.H8]/[.E8]" office:value-type="float" office:value="2.34006509748624">
            <text:p>2.3400650975</text:p>
          </table:table-cell>
          <table:table-cell table:formula="of:=[.H8]/[.F8]" office:value-type="float" office:value="1.26769534865149">
            <text:p>1.2676953487</text:p>
          </table:table-cell>
          <table:table-cell table:formula="of:=[.D8]/[.G8]" office:value-type="float" office:value="3.88317379864732">
            <text:p>3.8831737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  <table:table-cell office:value-type="float" office:value="970.191">
            <text:p>970.191</text:p>
          </table:table-cell>
          <table:table-cell office:value-type="float" office:value="177.71">
            <text:p>177.71</text:p>
          </table:table-cell>
          <table:table-cell office:value-type="float" office:value="331.16">
            <text:p>331.16</text:p>
          </table:table-cell>
          <table:table-cell office:value-type="float" office:value="236.145">
            <text:p>236.145</text:p>
          </table:table-cell>
          <table:table-cell office:value-type="float" office:value="439.414978027">
            <text:p>439.414978027</text:p>
          </table:table-cell>
          <table:table-cell/>
          <table:table-cell table:formula="of:=[.H9]/[.E9]" office:value-type="float" office:value="2.4726519499578">
            <text:p>2.47265195</text:p>
          </table:table-cell>
          <table:table-cell table:formula="of:=[.H9]/[.F9]" office:value-type="float" office:value="1.32689629794359">
            <text:p>1.3268962979</text:p>
          </table:table-cell>
          <table:table-cell table:formula="of:=[.D9]/[.G9]" office:value-type="float" office:value="4.10845455122912">
            <text:p>4.1084545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965.535">
            <text:p>965.535</text:p>
          </table:table-cell>
          <table:table-cell office:value-type="float" office:value="178.997">
            <text:p>178.997</text:p>
          </table:table-cell>
          <table:table-cell office:value-type="float" office:value="329.026">
            <text:p>329.026</text:p>
          </table:table-cell>
          <table:table-cell office:value-type="float" office:value="203.426">
            <text:p>203.426</text:p>
          </table:table-cell>
          <table:table-cell office:value-type="float" office:value="464.979887009">
            <text:p>464.979887009</text:p>
          </table:table-cell>
          <table:table-cell/>
          <table:table-cell table:formula="of:=[.H10]/[.E10]" office:value-type="float" office:value="2.59769653686375">
            <text:p>2.5976965369</text:p>
          </table:table-cell>
          <table:table-cell table:formula="of:=[.H10]/[.F10]" office:value-type="float" office:value="1.41320104492958">
            <text:p>1.4132010449</text:p>
          </table:table-cell>
          <table:table-cell table:formula="of:=[.D10]/[.G10]" office:value-type="float" office:value="4.74636968725728">
            <text:p>4.74636968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962.647">
            <text:p>962.647</text:p>
          </table:table-cell>
          <table:table-cell office:value-type="float" office:value="180.182">
            <text:p>180.182</text:p>
          </table:table-cell>
          <table:table-cell office:value-type="float" office:value="328.893">
            <text:p>328.893</text:p>
          </table:table-cell>
          <table:table-cell office:value-type="float" office:value="286.142">
            <text:p>286.142</text:p>
          </table:table-cell>
          <table:table-cell office:value-type="float" office:value="501.470804214">
            <text:p>501.470804214</text:p>
          </table:table-cell>
          <table:table-cell/>
          <table:table-cell table:formula="of:=[.H11]/[.E11]" office:value-type="float" office:value="2.78313485372568">
            <text:p>2.7831348537</text:p>
          </table:table-cell>
          <table:table-cell table:formula="of:=[.H11]/[.F11]" office:value-type="float" office:value="1.5247232510695">
            <text:p>1.5247232511</text:p>
          </table:table-cell>
          <table:table-cell table:formula="of:=[.D11]/[.G11]" office:value-type="float" office:value="3.36422825030929">
            <text:p>3.3642282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  <table:table-cell office:value-type="float" office:value="966.607">
            <text:p>966.607</text:p>
          </table:table-cell>
          <table:table-cell office:value-type="float" office:value="178.703">
            <text:p>178.703</text:p>
          </table:table-cell>
          <table:table-cell office:value-type="float" office:value="326.853">
            <text:p>326.853</text:p>
          </table:table-cell>
          <table:table-cell office:value-type="float" office:value="227.793">
            <text:p>227.793</text:p>
          </table:table-cell>
          <table:table-cell office:value-type="float" office:value="426.988124847">
            <text:p>426.988124847</text:p>
          </table:table-cell>
          <table:table-cell/>
          <table:table-cell table:formula="of:=[.H12]/[.E12]" office:value-type="float" office:value="2.38937300911009">
            <text:p>2.3893730091</text:p>
          </table:table-cell>
          <table:table-cell table:formula="of:=[.H12]/[.F12]" office:value-type="float" office:value="1.30636134545805">
            <text:p>1.3063613455</text:p>
          </table:table-cell>
          <table:table-cell table:formula="of:=[.D12]/[.G12]" office:value-type="float" office:value="4.24335690736765">
            <text:p>4.2433569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>
            <text:p>149</text:p>
          </table:table-cell>
          <table:table-cell/>
          <table:table-cell office:value-type="float" office:value="968.355">
            <text:p>968.355</text:p>
          </table:table-cell>
          <table:table-cell office:value-type="float" office:value="179.538">
            <text:p>179.538</text:p>
          </table:table-cell>
          <table:table-cell office:value-type="float" office:value="327.962">
            <text:p>327.962</text:p>
          </table:table-cell>
          <table:table-cell office:value-type="float" office:value="484.77">
            <text:p>484.77</text:p>
          </table:table-cell>
          <table:table-cell office:value-type="float" office:value="428.623914719">
            <text:p>428.623914719</text:p>
          </table:table-cell>
          <table:table-cell/>
          <table:table-cell table:formula="of:=[.H13]/[.E13]" office:value-type="float" office:value="2.3873715576591">
            <text:p>2.3873715577</text:p>
          </table:table-cell>
          <table:table-cell table:formula="of:=[.H13]/[.F13]" office:value-type="float" office:value="1.30693164061385">
            <text:p>1.3069316406</text:p>
          </table:table-cell>
          <table:table-cell table:formula="of:=[.D13]/[.G13]" office:value-type="float" office:value="1.99755554180333">
            <text:p>1.9975555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 office:value-type="float" office:value="969.659">
            <text:p>969.659</text:p>
          </table:table-cell>
          <table:table-cell office:value-type="float" office:value="176.995">
            <text:p>176.995</text:p>
          </table:table-cell>
          <table:table-cell office:value-type="float" office:value="330.81">
            <text:p>330.81</text:p>
          </table:table-cell>
          <table:table-cell office:value-type="float" office:value="210.775">
            <text:p>210.775</text:p>
          </table:table-cell>
          <table:table-cell office:value-type="float" office:value="417.860984802">
            <text:p>417.860984802</text:p>
          </table:table-cell>
          <table:table-cell/>
          <table:table-cell table:formula="of:=[.H14]/[.E14]" office:value-type="float" office:value="2.36086321535637">
            <text:p>2.3608632154</text:p>
          </table:table-cell>
          <table:table-cell table:formula="of:=[.H14]/[.F14]" office:value-type="float" office:value="1.26314496176657">
            <text:p>1.2631449618</text:p>
          </table:table-cell>
          <table:table-cell table:formula="of:=[.D14]/[.G14]" office:value-type="float" office:value="4.60044597319416">
            <text:p>4.60044597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6.755">
            <text:p>966.755</text:p>
          </table:table-cell>
          <table:table-cell office:value-type="float" office:value="178.661">
            <text:p>178.661</text:p>
          </table:table-cell>
          <table:table-cell office:value-type="float" office:value="331.287">
            <text:p>331.287</text:p>
          </table:table-cell>
          <table:table-cell office:value-type="float" office:value="235.683">
            <text:p>235.683</text:p>
          </table:table-cell>
          <table:table-cell office:value-type="float" office:value="418.985128403">
            <text:p>418.985128403</text:p>
          </table:table-cell>
          <table:table-cell/>
          <table:table-cell table:formula="of:=[.H15]/[.E15]" office:value-type="float" office:value="2.34514039663385">
            <text:p>2.3451403966</text:p>
          </table:table-cell>
          <table:table-cell table:formula="of:=[.H15]/[.F15]" office:value-type="float" office:value="1.2647194982085">
            <text:p>1.2647194982</text:p>
          </table:table-cell>
          <table:table-cell table:formula="of:=[.D15]/[.G15]" office:value-type="float" office:value="4.10192928637195">
            <text:p>4.10192928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  <table:table-cell office:value-type="float" office:value="965.608">
            <text:p>965.608</text:p>
          </table:table-cell>
          <table:table-cell office:value-type="float" office:value="176.311">
            <text:p>176.311</text:p>
          </table:table-cell>
          <table:table-cell office:value-type="float" office:value="329.937">
            <text:p>329.937</text:p>
          </table:table-cell>
          <table:table-cell office:value-type="float" office:value="247.533">
            <text:p>247.533</text:p>
          </table:table-cell>
          <table:table-cell office:value-type="float" office:value="462.168931961">
            <text:p>462.168931961</text:p>
          </table:table-cell>
          <table:table-cell/>
          <table:table-cell table:formula="of:=[.H16]/[.E16]" office:value-type="float" office:value="2.62132783525135">
            <text:p>2.6213278353</text:p>
          </table:table-cell>
          <table:table-cell table:formula="of:=[.H16]/[.F16]" office:value-type="float" office:value="1.40077933654304">
            <text:p>1.4007793365</text:p>
          </table:table-cell>
          <table:table-cell table:formula="of:=[.D16]/[.G16]" office:value-type="float" office:value="3.90092634113431">
            <text:p>3.9009263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961.417">
            <text:p>961.417</text:p>
          </table:table-cell>
          <table:table-cell office:value-type="float" office:value="180.593">
            <text:p>180.593</text:p>
          </table:table-cell>
          <table:table-cell office:value-type="float" office:value="331.333">
            <text:p>331.333</text:p>
          </table:table-cell>
          <table:table-cell office:value-type="float" office:value="238.154">
            <text:p>238.154</text:p>
          </table:table-cell>
          <table:table-cell office:value-type="float" office:value="412.299871445">
            <text:p>412.299871445</text:p>
          </table:table-cell>
          <table:table-cell/>
          <table:table-cell table:formula="of:=[.H17]/[.E17]" office:value-type="float" office:value="2.2830335142835">
            <text:p>2.2830335143</text:p>
          </table:table-cell>
          <table:table-cell table:formula="of:=[.H17]/[.F17]" office:value-type="float" office:value="1.24436706106847">
            <text:p>1.2443670611</text:p>
          </table:table-cell>
          <table:table-cell table:formula="of:=[.D17]/[.G17]" office:value-type="float" office:value="4.03695507948638">
            <text:p>4.03695507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>
            <text:p>77</text:p>
          </table:table-cell>
          <table:table-cell/>
          <table:table-cell office:value-type="float" office:value="962.723">
            <text:p>962.723</text:p>
          </table:table-cell>
          <table:table-cell office:value-type="float" office:value="178.801">
            <text:p>178.801</text:p>
          </table:table-cell>
          <table:table-cell office:value-type="float" office:value="331.453">
            <text:p>331.453</text:p>
          </table:table-cell>
          <table:table-cell office:value-type="float" office:value="247.341">
            <text:p>247.341</text:p>
          </table:table-cell>
          <table:table-cell office:value-type="float" office:value="414.005041122">
            <text:p>414.005041122</text:p>
          </table:table-cell>
          <table:table-cell/>
          <table:table-cell table:formula="of:=[.H18]/[.E18]" office:value-type="float" office:value="2.31545148585299">
            <text:p>2.3154514859</text:p>
          </table:table-cell>
          <table:table-cell table:formula="of:=[.H18]/[.F18]" office:value-type="float" office:value="1.2490610769008">
            <text:p>1.2490610769</text:p>
          </table:table-cell>
          <table:table-cell table:formula="of:=[.D18]/[.G18]" office:value-type="float" office:value="3.89229040070186">
            <text:p>3.8922904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962.081">
            <text:p>962.081</text:p>
          </table:table-cell>
          <table:table-cell office:value-type="float" office:value="178.66">
            <text:p>178.66</text:p>
          </table:table-cell>
          <table:table-cell office:value-type="float" office:value="325.584">
            <text:p>325.584</text:p>
          </table:table-cell>
          <table:table-cell office:value-type="float" office:value="184.69">
            <text:p>184.69</text:p>
          </table:table-cell>
          <table:table-cell office:value-type="float" office:value="420.748949051">
            <text:p>420.748949051</text:p>
          </table:table-cell>
          <table:table-cell/>
          <table:table-cell table:formula="of:=[.H19]/[.E19]" office:value-type="float" office:value="2.3550260217788">
            <text:p>2.3550260218</text:p>
          </table:table-cell>
          <table:table-cell table:formula="of:=[.H19]/[.F19]" office:value-type="float" office:value="1.29229000519374">
            <text:p>1.2922900052</text:p>
          </table:table-cell>
          <table:table-cell table:formula="of:=[.D19]/[.G19]" office:value-type="float" office:value="5.20916671178732">
            <text:p>5.2091667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3">
            <text:p>273</text:p>
          </table:table-cell>
          <table:table-cell/>
          <table:table-cell office:value-type="float" office:value="961.118">
            <text:p>961.118</text:p>
          </table:table-cell>
          <table:table-cell office:value-type="float" office:value="177.659">
            <text:p>177.659</text:p>
          </table:table-cell>
          <table:table-cell office:value-type="float" office:value="326.218">
            <text:p>326.218</text:p>
          </table:table-cell>
          <table:table-cell office:value-type="float" office:value="242.539">
            <text:p>242.539</text:p>
          </table:table-cell>
          <table:table-cell office:value-type="float" office:value="426.430940628">
            <text:p>426.430940628</text:p>
          </table:table-cell>
          <table:table-cell/>
          <table:table-cell table:formula="of:=[.H20]/[.E20]" office:value-type="float" office:value="2.40027772658858">
            <text:p>2.4002777266</text:p>
          </table:table-cell>
          <table:table-cell table:formula="of:=[.H20]/[.F20]" office:value-type="float" office:value="1.3071962326665">
            <text:p>1.3071962327</text:p>
          </table:table-cell>
          <table:table-cell table:formula="of:=[.D20]/[.G20]" office:value-type="float" office:value="3.96273588989812">
            <text:p>3.9627358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4">
            <text:p>244</text:p>
          </table:table-cell>
          <table:table-cell/>
          <table:table-cell office:value-type="float" office:value="968.38">
            <text:p>968.38</text:p>
          </table:table-cell>
          <table:table-cell office:value-type="float" office:value="176.546">
            <text:p>176.546</text:p>
          </table:table-cell>
          <table:table-cell office:value-type="float" office:value="328.677">
            <text:p>328.677</text:p>
          </table:table-cell>
          <table:table-cell office:value-type="float" office:value="289.744">
            <text:p>289.744</text:p>
          </table:table-cell>
          <table:table-cell office:value-type="float" office:value="434.8320961">
            <text:p>434.8320961</text:p>
          </table:table-cell>
          <table:table-cell/>
          <table:table-cell table:formula="of:=[.H21]/[.E21]" office:value-type="float" office:value="2.46299602426563">
            <text:p>2.4629960243</text:p>
          </table:table-cell>
          <table:table-cell table:formula="of:=[.H21]/[.F21]" office:value-type="float" office:value="1.32297695336151">
            <text:p>1.3229769534</text:p>
          </table:table-cell>
          <table:table-cell table:formula="of:=[.D21]/[.G21]" office:value-type="float" office:value="3.34219172787012">
            <text:p>3.3421917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/>
          <table:table-cell office:value-type="float" office:value="967.895">
            <text:p>967.895</text:p>
          </table:table-cell>
          <table:table-cell office:value-type="float" office:value="176.543">
            <text:p>176.543</text:p>
          </table:table-cell>
          <table:table-cell office:value-type="float" office:value="327.29">
            <text:p>327.29</text:p>
          </table:table-cell>
          <table:table-cell office:value-type="float" office:value="215.267">
            <text:p>215.267</text:p>
          </table:table-cell>
          <table:table-cell office:value-type="float" office:value="444.344043732">
            <text:p>444.344043732</text:p>
          </table:table-cell>
          <table:table-cell/>
          <table:table-cell table:formula="of:=[.H22]/[.E22]" office:value-type="float" office:value="2.51691680628515">
            <text:p>2.5169168063</text:p>
          </table:table-cell>
          <table:table-cell table:formula="of:=[.H22]/[.F22]" office:value-type="float" office:value="1.35764625785084">
            <text:p>1.3576462579</text:p>
          </table:table-cell>
          <table:table-cell table:formula="of:=[.D22]/[.G22]" office:value-type="float" office:value="4.49625348985214">
            <text:p>4.4962534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">
            <text:p>218</text:p>
          </table:table-cell>
          <table:table-cell/>
          <table:table-cell office:value-type="float" office:value="971.881">
            <text:p>971.881</text:p>
          </table:table-cell>
          <table:table-cell office:value-type="float" office:value="178.977">
            <text:p>178.977</text:p>
          </table:table-cell>
          <table:table-cell office:value-type="float" office:value="329.052">
            <text:p>329.052</text:p>
          </table:table-cell>
          <table:table-cell office:value-type="float" office:value="250.273">
            <text:p>250.273</text:p>
          </table:table-cell>
          <table:table-cell office:value-type="float" office:value="434.754133224">
            <text:p>434.754133224</text:p>
          </table:table-cell>
          <table:table-cell/>
          <table:table-cell table:formula="of:=[.H23]/[.E23]" office:value-type="float" office:value="2.42910616014348">
            <text:p>2.4291061601</text:p>
          </table:table-cell>
          <table:table-cell table:formula="of:=[.H23]/[.F23]" office:value-type="float" office:value="1.32123230742861">
            <text:p>1.3212323074</text:p>
          </table:table-cell>
          <table:table-cell table:formula="of:=[.D23]/[.G23]" office:value-type="float" office:value="3.88328345446772">
            <text:p>3.8832834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office:value-type="float" office:value="963.784">
            <text:p>963.784</text:p>
          </table:table-cell>
          <table:table-cell office:value-type="float" office:value="177.896">
            <text:p>177.896</text:p>
          </table:table-cell>
          <table:table-cell office:value-type="float" office:value="329.468">
            <text:p>329.468</text:p>
          </table:table-cell>
          <table:table-cell office:value-type="float" office:value="209.374">
            <text:p>209.374</text:p>
          </table:table-cell>
          <table:table-cell office:value-type="float" office:value="445.778846741">
            <text:p>445.778846741</text:p>
          </table:table-cell>
          <table:table-cell/>
          <table:table-cell table:formula="of:=[.H24]/[.E24]" office:value-type="float" office:value="2.50583962956446">
            <text:p>2.5058396296</text:p>
          </table:table-cell>
          <table:table-cell table:formula="of:=[.H24]/[.F24]" office:value-type="float" office:value="1.35302623241407">
            <text:p>1.3530262324</text:p>
          </table:table-cell>
          <table:table-cell table:formula="of:=[.D24]/[.G24]" office:value-type="float" office:value="4.60316944797348">
            <text:p>4.603169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965.12">
            <text:p>965.12</text:p>
          </table:table-cell>
          <table:table-cell office:value-type="float" office:value="183.042">
            <text:p>183.042</text:p>
          </table:table-cell>
          <table:table-cell office:value-type="float" office:value="332.11">
            <text:p>332.11</text:p>
          </table:table-cell>
          <table:table-cell office:value-type="float" office:value="236.205">
            <text:p>236.205</text:p>
          </table:table-cell>
          <table:table-cell office:value-type="float" office:value="421.396017075">
            <text:p>421.396017075</text:p>
          </table:table-cell>
          <table:table-cell/>
          <table:table-cell table:formula="of:=[.H25]/[.E25]" office:value-type="float" office:value="2.30218210615596">
            <text:p>2.3021821062</text:p>
          </table:table-cell>
          <table:table-cell table:formula="of:=[.H25]/[.F25]" office:value-type="float" office:value="1.26884471131553">
            <text:p>1.2688447113</text:p>
          </table:table-cell>
          <table:table-cell table:formula="of:=[.D25]/[.G25]" office:value-type="float" office:value="4.08594229588705">
            <text:p>4.08594229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  <table:table-cell office:value-type="float" office:value="968.759">
            <text:p>968.759</text:p>
          </table:table-cell>
          <table:table-cell office:value-type="float" office:value="178.893">
            <text:p>178.893</text:p>
          </table:table-cell>
          <table:table-cell office:value-type="float" office:value="329.05">
            <text:p>329.05</text:p>
          </table:table-cell>
          <table:table-cell office:value-type="float" office:value="172.517">
            <text:p>172.517</text:p>
          </table:table-cell>
          <table:table-cell office:value-type="float" office:value="428.656101227">
            <text:p>428.656101227</text:p>
          </table:table-cell>
          <table:table-cell/>
          <table:table-cell table:formula="of:=[.H26]/[.E26]" office:value-type="float" office:value="2.39615916344966">
            <text:p>2.3961591634</text:p>
          </table:table-cell>
          <table:table-cell table:formula="of:=[.H26]/[.F26]" office:value-type="float" office:value="1.30270810280201">
            <text:p>1.3027081028</text:p>
          </table:table-cell>
          <table:table-cell table:formula="of:=[.D26]/[.G26]" office:value-type="float" office:value="5.61544079713883">
            <text:p>5.6154407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/>
          <table:table-cell office:value-type="float" office:value="977.539">
            <text:p>977.539</text:p>
          </table:table-cell>
          <table:table-cell office:value-type="float" office:value="186.432">
            <text:p>186.432</text:p>
          </table:table-cell>
          <table:table-cell office:value-type="float" office:value="331.076">
            <text:p>331.076</text:p>
          </table:table-cell>
          <table:table-cell office:value-type="float" office:value="261.954">
            <text:p>261.954</text:p>
          </table:table-cell>
          <table:table-cell office:value-type="float" office:value="471.873998642">
            <text:p>471.873998642</text:p>
          </table:table-cell>
          <table:table-cell/>
          <table:table-cell table:formula="of:=[.H27]/[.E27]" office:value-type="float" office:value="2.53107834836294">
            <text:p>2.5310783484</text:p>
          </table:table-cell>
          <table:table-cell table:formula="of:=[.H27]/[.F27]" office:value-type="float" office:value="1.425273951123">
            <text:p>1.4252739511</text:p>
          </table:table-cell>
          <table:table-cell table:formula="of:=[.D27]/[.G27]" office:value-type="float" office:value="3.73172007298991">
            <text:p>3.7317200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office:value-type="float" office:value="965.551">
            <text:p>965.551</text:p>
          </table:table-cell>
          <table:table-cell office:value-type="float" office:value="180.203">
            <text:p>180.203</text:p>
          </table:table-cell>
          <table:table-cell office:value-type="float" office:value="326.901">
            <text:p>326.901</text:p>
          </table:table-cell>
          <table:table-cell office:value-type="float" office:value="222.699">
            <text:p>222.699</text:p>
          </table:table-cell>
          <table:table-cell office:value-type="float" office:value="452.389955521">
            <text:p>452.389955521</text:p>
          </table:table-cell>
          <table:table-cell/>
          <table:table-cell table:formula="of:=[.H28]/[.E28]" office:value-type="float" office:value="2.51044630511701">
            <text:p>2.5104463051</text:p>
          </table:table-cell>
          <table:table-cell table:formula="of:=[.H28]/[.F28]" office:value-type="float" office:value="1.38387449264762">
            <text:p>1.3838744926</text:p>
          </table:table-cell>
          <table:table-cell table:formula="of:=[.D28]/[.G28]" office:value-type="float" office:value="4.33567730434353">
            <text:p>4.3356773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5.906">
            <text:p>965.906</text:p>
          </table:table-cell>
          <table:table-cell office:value-type="float" office:value="182.43">
            <text:p>182.43</text:p>
          </table:table-cell>
          <table:table-cell office:value-type="float" office:value="327.898">
            <text:p>327.898</text:p>
          </table:table-cell>
          <table:table-cell office:value-type="float" office:value="259.885">
            <text:p>259.885</text:p>
          </table:table-cell>
          <table:table-cell office:value-type="float" office:value="474.555015564">
            <text:p>474.555015564</text:p>
          </table:table-cell>
          <table:table-cell/>
          <table:table-cell table:formula="of:=[.H29]/[.E29]" office:value-type="float" office:value="2.60129921374774">
            <text:p>2.6012992137</text:p>
          </table:table-cell>
          <table:table-cell table:formula="of:=[.H29]/[.F29]" office:value-type="float" office:value="1.44726413568854">
            <text:p>1.4472641357</text:p>
          </table:table-cell>
          <table:table-cell table:formula="of:=[.D29]/[.G29]" office:value-type="float" office:value="3.71666698732131">
            <text:p>3.71666698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  <table:table-cell office:value-type="float" office:value="969.031">
            <text:p>969.031</text:p>
          </table:table-cell>
          <table:table-cell office:value-type="float" office:value="176.949">
            <text:p>176.949</text:p>
          </table:table-cell>
          <table:table-cell office:value-type="float" office:value="332.192">
            <text:p>332.192</text:p>
          </table:table-cell>
          <table:table-cell office:value-type="float" office:value="216.915">
            <text:p>216.915</text:p>
          </table:table-cell>
          <table:table-cell office:value-type="float" office:value="434.329032898">
            <text:p>434.329032898</text:p>
          </table:table-cell>
          <table:table-cell/>
          <table:table-cell table:formula="of:=[.H30]/[.E30]" office:value-type="float" office:value="2.45454358542857">
            <text:p>2.4545435854</text:p>
          </table:table-cell>
          <table:table-cell table:formula="of:=[.H30]/[.F30]" office:value-type="float" office:value="1.30746385493329">
            <text:p>1.3074638549</text:p>
          </table:table-cell>
          <table:table-cell table:formula="of:=[.D30]/[.G30]" office:value-type="float" office:value="4.46733052117189">
            <text:p>4.46733052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76.478">
            <text:p>976.478</text:p>
          </table:table-cell>
          <table:table-cell office:value-type="float" office:value="185.682">
            <text:p>185.682</text:p>
          </table:table-cell>
          <table:table-cell office:value-type="float" office:value="329.874">
            <text:p>329.874</text:p>
          </table:table-cell>
          <table:table-cell office:value-type="float" office:value="248.352">
            <text:p>248.352</text:p>
          </table:table-cell>
          <table:table-cell office:value-type="float" office:value="496.999025345">
            <text:p>496.999025345</text:p>
          </table:table-cell>
          <table:table-cell/>
          <table:table-cell table:formula="of:=[.H31]/[.E31]" office:value-type="float" office:value="2.67661391704635">
            <text:p>2.676613917</text:p>
          </table:table-cell>
          <table:table-cell table:formula="of:=[.H31]/[.F31]" office:value-type="float" office:value="1.50663291239989">
            <text:p>1.5066329124</text:p>
          </table:table-cell>
          <table:table-cell table:formula="of:=[.D31]/[.G31]" office:value-type="float" office:value="3.93183062749646">
            <text:p>3.9318306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office:value-type="float" office:value="984.771">
            <text:p>984.771</text:p>
          </table:table-cell>
          <table:table-cell office:value-type="float" office:value="179.574">
            <text:p>179.574</text:p>
          </table:table-cell>
          <table:table-cell office:value-type="float" office:value="328.319">
            <text:p>328.319</text:p>
          </table:table-cell>
          <table:table-cell office:value-type="float" office:value="260.265">
            <text:p>260.265</text:p>
          </table:table-cell>
          <table:table-cell office:value-type="float" office:value="448.153972626">
            <text:p>448.153972626</text:p>
          </table:table-cell>
          <table:table-cell/>
          <table:table-cell table:formula="of:=[.H32]/[.E32]" office:value-type="float" office:value="2.49565066560861">
            <text:p>2.4956506656</text:p>
          </table:table-cell>
          <table:table-cell table:formula="of:=[.H32]/[.F32]" office:value-type="float" office:value="1.36499554587459">
            <text:p>1.3649955459</text:p>
          </table:table-cell>
          <table:table-cell table:formula="of:=[.D32]/[.G32]" office:value-type="float" office:value="3.78372428102127">
            <text:p>3.783724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  <table:table-cell office:value-type="float" office:value="969.518">
            <text:p>969.518</text:p>
          </table:table-cell>
          <table:table-cell office:value-type="float" office:value="178.794">
            <text:p>178.794</text:p>
          </table:table-cell>
          <table:table-cell office:value-type="float" office:value="329.89">
            <text:p>329.89</text:p>
          </table:table-cell>
          <table:table-cell office:value-type="float" office:value="210.992">
            <text:p>210.992</text:p>
          </table:table-cell>
          <table:table-cell office:value-type="float" office:value="474.992036819">
            <text:p>474.992036819</text:p>
          </table:table-cell>
          <table:table-cell/>
          <table:table-cell table:formula="of:=[.H33]/[.E33]" office:value-type="float" office:value="2.65664416489927">
            <text:p>2.6566441649</text:p>
          </table:table-cell>
          <table:table-cell table:formula="of:=[.H33]/[.F33]" office:value-type="float" office:value="1.43984975846191">
            <text:p>1.4398497585</text:p>
          </table:table-cell>
          <table:table-cell table:formula="of:=[.D33]/[.G33]" office:value-type="float" office:value="4.59504625767802">
            <text:p>4.59504625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  <table:table-cell office:value-type="float" office:value="972.012">
            <text:p>972.012</text:p>
          </table:table-cell>
          <table:table-cell office:value-type="float" office:value="177.168">
            <text:p>177.168</text:p>
          </table:table-cell>
          <table:table-cell office:value-type="float" office:value="329.29">
            <text:p>329.29</text:p>
          </table:table-cell>
          <table:table-cell office:value-type="float" office:value="379.193">
            <text:p>379.193</text:p>
          </table:table-cell>
          <table:table-cell office:value-type="float" office:value="445.182800293">
            <text:p>445.182800293</text:p>
          </table:table-cell>
          <table:table-cell/>
          <table:table-cell table:formula="of:=[.H34]/[.E34]" office:value-type="float" office:value="2.51277205981328">
            <text:p>2.5127720598</text:p>
          </table:table-cell>
          <table:table-cell table:formula="of:=[.H34]/[.F34]" office:value-type="float" office:value="1.35194752434936">
            <text:p>1.3519475243</text:p>
          </table:table-cell>
          <table:table-cell table:formula="of:=[.D34]/[.G34]" office:value-type="float" office:value="2.56337010440594">
            <text:p>2.56337010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  <table:table-cell office:value-type="float" office:value="970.446">
            <text:p>970.446</text:p>
          </table:table-cell>
          <table:table-cell office:value-type="float" office:value="179.675">
            <text:p>179.675</text:p>
          </table:table-cell>
          <table:table-cell office:value-type="float" office:value="328.579">
            <text:p>328.579</text:p>
          </table:table-cell>
          <table:table-cell office:value-type="float" office:value="210.553">
            <text:p>210.553</text:p>
          </table:table-cell>
          <table:table-cell office:value-type="float" office:value="496.477127075">
            <text:p>496.477127075</text:p>
          </table:table-cell>
          <table:table-cell/>
          <table:table-cell table:formula="of:=[.H35]/[.E35]" office:value-type="float" office:value="2.76319536426882">
            <text:p>2.7631953643</text:p>
          </table:table-cell>
          <table:table-cell table:formula="of:=[.H35]/[.F35]" office:value-type="float" office:value="1.51098252497877">
            <text:p>1.510982525</text:p>
          </table:table-cell>
          <table:table-cell table:formula="of:=[.D35]/[.G35]" office:value-type="float" office:value="4.60903430490185">
            <text:p>4.6090343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office:value-type="float" office:value="961.564">
            <text:p>961.564</text:p>
          </table:table-cell>
          <table:table-cell office:value-type="float" office:value="182.128">
            <text:p>182.128</text:p>
          </table:table-cell>
          <table:table-cell office:value-type="float" office:value="328.592">
            <text:p>328.592</text:p>
          </table:table-cell>
          <table:table-cell office:value-type="float" office:value="260.072">
            <text:p>260.072</text:p>
          </table:table-cell>
          <table:table-cell office:value-type="float" office:value="460.171937943">
            <text:p>460.171937943</text:p>
          </table:table-cell>
          <table:table-cell/>
          <table:table-cell table:formula="of:=[.H36]/[.E36]" office:value-type="float" office:value="2.52664026367719">
            <text:p>2.5266402637</text:p>
          </table:table-cell>
          <table:table-cell table:formula="of:=[.H36]/[.F36]" office:value-type="float" office:value="1.40043560994486">
            <text:p>1.4004356099</text:p>
          </table:table-cell>
          <table:table-cell table:formula="of:=[.D36]/[.G36]" office:value-type="float" office:value="3.69729920944969">
            <text:p>3.69729920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962.479">
            <text:p>962.479</text:p>
          </table:table-cell>
          <table:table-cell office:value-type="float" office:value="178.188">
            <text:p>178.188</text:p>
          </table:table-cell>
          <table:table-cell office:value-type="float" office:value="331.226">
            <text:p>331.226</text:p>
          </table:table-cell>
          <table:table-cell office:value-type="float" office:value="247.41">
            <text:p>247.41</text:p>
          </table:table-cell>
          <table:table-cell office:value-type="float" office:value="412.525892258">
            <text:p>412.525892258</text:p>
          </table:table-cell>
          <table:table-cell/>
          <table:table-cell table:formula="of:=[.H37]/[.E37]" office:value-type="float" office:value="2.31511601374952">
            <text:p>2.3151160137</text:p>
          </table:table-cell>
          <table:table-cell table:formula="of:=[.H37]/[.F37]" office:value-type="float" office:value="1.24545142065538">
            <text:p>1.2454514207</text:p>
          </table:table-cell>
          <table:table-cell table:formula="of:=[.D37]/[.G37]" office:value-type="float" office:value="3.89021866537327">
            <text:p>3.89021866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office:value-type="float" office:value="963.961">
            <text:p>963.961</text:p>
          </table:table-cell>
          <table:table-cell office:value-type="float" office:value="181.341">
            <text:p>181.341</text:p>
          </table:table-cell>
          <table:table-cell office:value-type="float" office:value="327.527">
            <text:p>327.527</text:p>
          </table:table-cell>
          <table:table-cell office:value-type="float" office:value="223.056">
            <text:p>223.056</text:p>
          </table:table-cell>
          <table:table-cell office:value-type="float" office:value="441.267967224">
            <text:p>441.267967224</text:p>
          </table:table-cell>
          <table:table-cell/>
          <table:table-cell table:formula="of:=[.H38]/[.E38]" office:value-type="float" office:value="2.43336017350737">
            <text:p>2.4333601735</text:p>
          </table:table-cell>
          <table:table-cell table:formula="of:=[.H38]/[.F38]" office:value-type="float" office:value="1.34727203321864">
            <text:p>1.3472720332</text:p>
          </table:table-cell>
          <table:table-cell table:formula="of:=[.D38]/[.G38]" office:value-type="float" office:value="4.32160981995553">
            <text:p>4.321609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float" office:value="961.49">
            <text:p>961.49</text:p>
          </table:table-cell>
          <table:table-cell office:value-type="float" office:value="177.327">
            <text:p>177.327</text:p>
          </table:table-cell>
          <table:table-cell office:value-type="float" office:value="332.742">
            <text:p>332.742</text:p>
          </table:table-cell>
          <table:table-cell office:value-type="float" office:value="185.62">
            <text:p>185.62</text:p>
          </table:table-cell>
          <table:table-cell office:value-type="float" office:value="414.54911232">
            <text:p>414.54911232</text:p>
          </table:table-cell>
          <table:table-cell/>
          <table:table-cell table:formula="of:=[.H39]/[.E39]" office:value-type="float" office:value="2.33776645586966">
            <text:p>2.3377664559</text:p>
          </table:table-cell>
          <table:table-cell table:formula="of:=[.H39]/[.F39]" office:value-type="float" office:value="1.24585748814397">
            <text:p>1.2458574881</text:p>
          </table:table-cell>
          <table:table-cell table:formula="of:=[.D39]/[.G39]" office:value-type="float" office:value="5.17988363322918">
            <text:p>5.17988363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office:value-type="float" office:value="962.257">
            <text:p>962.257</text:p>
          </table:table-cell>
          <table:table-cell office:value-type="float" office:value="181.452">
            <text:p>181.452</text:p>
          </table:table-cell>
          <table:table-cell office:value-type="float" office:value="328.826">
            <text:p>328.826</text:p>
          </table:table-cell>
          <table:table-cell office:value-type="float" office:value="209.586">
            <text:p>209.586</text:p>
          </table:table-cell>
          <table:table-cell office:value-type="float" office:value="482.237815857">
            <text:p>482.237815857</text:p>
          </table:table-cell>
          <table:table-cell/>
          <table:table-cell table:formula="of:=[.H40]/[.E40]" office:value-type="float" office:value="2.6576605154917">
            <text:p>2.6576605155</text:p>
          </table:table-cell>
          <table:table-cell table:formula="of:=[.H40]/[.F40]" office:value-type="float" office:value="1.46654405630029">
            <text:p>1.4665440563</text:p>
          </table:table-cell>
          <table:table-cell table:formula="of:=[.D40]/[.G40]" office:value-type="float" office:value="4.59122746748352">
            <text:p>4.5912274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/>
          <table:table-cell office:value-type="float" office:value="960.139">
            <text:p>960.139</text:p>
          </table:table-cell>
          <table:table-cell office:value-type="float" office:value="177.656">
            <text:p>177.656</text:p>
          </table:table-cell>
          <table:table-cell office:value-type="float" office:value="327.458">
            <text:p>327.458</text:p>
          </table:table-cell>
          <table:table-cell office:value-type="float" office:value="226.317">
            <text:p>226.317</text:p>
          </table:table-cell>
          <table:table-cell office:value-type="float" office:value="411.355018616">
            <text:p>411.355018616</text:p>
          </table:table-cell>
          <table:table-cell/>
          <table:table-cell table:formula="of:=[.H41]/[.E41]" office:value-type="float" office:value="2.31545806849192">
            <text:p>2.3154580685</text:p>
          </table:table-cell>
          <table:table-cell table:formula="of:=[.H41]/[.F41]" office:value-type="float" office:value="1.25620695972003">
            <text:p>1.2562069597</text:p>
          </table:table-cell>
          <table:table-cell table:formula="of:=[.D41]/[.G41]" office:value-type="float" office:value="4.24245195897789">
            <text:p>4.2424519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  <table:table-cell office:value-type="float" office:value="964.769">
            <text:p>964.769</text:p>
          </table:table-cell>
          <table:table-cell office:value-type="float" office:value="178.274">
            <text:p>178.274</text:p>
          </table:table-cell>
          <table:table-cell office:value-type="float" office:value="327.483">
            <text:p>327.483</text:p>
          </table:table-cell>
          <table:table-cell office:value-type="float" office:value="235.147">
            <text:p>235.147</text:p>
          </table:table-cell>
          <table:table-cell office:value-type="float" office:value="442.667007446">
            <text:p>442.667007446</text:p>
          </table:table-cell>
          <table:table-cell/>
          <table:table-cell table:formula="of:=[.H42]/[.E42]" office:value-type="float" office:value="2.48307104482987">
            <text:p>2.4830710448</text:p>
          </table:table-cell>
          <table:table-cell table:formula="of:=[.H42]/[.F42]" office:value-type="float" office:value="1.35172515045361">
            <text:p>1.3517251505</text:p>
          </table:table-cell>
          <table:table-cell table:formula="of:=[.D42]/[.G42]" office:value-type="float" office:value="4.10283354667506">
            <text:p>4.1028335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  <table:table-cell office:value-type="float" office:value="963.276">
            <text:p>963.276</text:p>
          </table:table-cell>
          <table:table-cell office:value-type="float" office:value="181.04">
            <text:p>181.04</text:p>
          </table:table-cell>
          <table:table-cell office:value-type="float" office:value="333.322">
            <text:p>333.322</text:p>
          </table:table-cell>
          <table:table-cell office:value-type="float" office:value="224.541">
            <text:p>224.541</text:p>
          </table:table-cell>
          <table:table-cell office:value-type="float" office:value="472.115039825">
            <text:p>472.115039825</text:p>
          </table:table-cell>
          <table:table-cell/>
          <table:table-cell table:formula="of:=[.H43]/[.E43]" office:value-type="float" office:value="2.60779407769001">
            <text:p>2.6077940777</text:p>
          </table:table-cell>
          <table:table-cell table:formula="of:=[.H43]/[.F43]" office:value-type="float" office:value="1.41639327684641">
            <text:p>1.4163932768</text:p>
          </table:table-cell>
          <table:table-cell table:formula="of:=[.D43]/[.G43]" office:value-type="float" office:value="4.28997822224004">
            <text:p>4.28997822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965.891">
            <text:p>965.891</text:p>
          </table:table-cell>
          <table:table-cell office:value-type="float" office:value="178.083">
            <text:p>178.083</text:p>
          </table:table-cell>
          <table:table-cell office:value-type="float" office:value="326.964">
            <text:p>326.964</text:p>
          </table:table-cell>
          <table:table-cell office:value-type="float" office:value="943.07">
            <text:p>943.07</text:p>
          </table:table-cell>
          <table:table-cell office:value-type="float" office:value="452.088117599">
            <text:p>452.088117599</text:p>
          </table:table-cell>
          <table:table-cell/>
          <table:table-cell table:formula="of:=[.H44]/[.E44]" office:value-type="float" office:value="2.5386371388566">
            <text:p>2.5386371389</text:p>
          </table:table-cell>
          <table:table-cell table:formula="of:=[.H44]/[.F44]" office:value-type="float" office:value="1.38268469188963">
            <text:p>1.3826846919</text:p>
          </table:table-cell>
          <table:table-cell table:formula="of:=[.D44]/[.G44]" office:value-type="float" office:value="1.02419862788552">
            <text:p>1.0241986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>
            <text:p>174</text:p>
          </table:table-cell>
          <table:table-cell/>
          <table:table-cell office:value-type="float" office:value="970.174">
            <text:p>970.174</text:p>
          </table:table-cell>
          <table:table-cell office:value-type="float" office:value="178.149">
            <text:p>178.149</text:p>
          </table:table-cell>
          <table:table-cell office:value-type="float" office:value="329.069">
            <text:p>329.069</text:p>
          </table:table-cell>
          <table:table-cell office:value-type="float" office:value="160.915">
            <text:p>160.915</text:p>
          </table:table-cell>
          <table:table-cell office:value-type="float" office:value="480.757951736">
            <text:p>480.757951736</text:p>
          </table:table-cell>
          <table:table-cell/>
          <table:table-cell table:formula="of:=[.H45]/[.E45]" office:value-type="float" office:value="2.69862840507665">
            <text:p>2.6986284051</text:p>
          </table:table-cell>
          <table:table-cell table:formula="of:=[.H45]/[.F45]" office:value-type="float" office:value="1.46096396724091">
            <text:p>1.4609639672</text:p>
          </table:table-cell>
          <table:table-cell table:formula="of:=[.D45]/[.G45]" office:value-type="float" office:value="6.02910853556225">
            <text:p>6.0291085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>
            <text:p>157</text:p>
          </table:table-cell>
          <table:table-cell/>
          <table:table-cell office:value-type="float" office:value="970.962">
            <text:p>970.962</text:p>
          </table:table-cell>
          <table:table-cell office:value-type="float" office:value="178.809">
            <text:p>178.809</text:p>
          </table:table-cell>
          <table:table-cell office:value-type="float" office:value="329.873">
            <text:p>329.873</text:p>
          </table:table-cell>
          <table:table-cell office:value-type="float" office:value="280.073">
            <text:p>280.073</text:p>
          </table:table-cell>
          <table:table-cell office:value-type="float" office:value="454.936981201">
            <text:p>454.936981201</text:p>
          </table:table-cell>
          <table:table-cell/>
          <table:table-cell table:formula="of:=[.H46]/[.E46]" office:value-type="float" office:value="2.5442622082837">
            <text:p>2.5442622083</text:p>
          </table:table-cell>
          <table:table-cell table:formula="of:=[.H46]/[.F46]" office:value-type="float" office:value="1.37912766792372">
            <text:p>1.3791276679</text:p>
          </table:table-cell>
          <table:table-cell table:formula="of:=[.D46]/[.G46]" office:value-type="float" office:value="3.46681757970243">
            <text:p>3.4668175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  <table:table-cell office:value-type="float" office:value="963.386">
            <text:p>963.386</text:p>
          </table:table-cell>
          <table:table-cell office:value-type="float" office:value="178.179">
            <text:p>178.179</text:p>
          </table:table-cell>
          <table:table-cell office:value-type="float" office:value="328.24">
            <text:p>328.24</text:p>
          </table:table-cell>
          <table:table-cell office:value-type="float" office:value="222.912">
            <text:p>222.912</text:p>
          </table:table-cell>
          <table:table-cell office:value-type="float" office:value="411.159992218">
            <text:p>411.159992218</text:p>
          </table:table-cell>
          <table:table-cell/>
          <table:table-cell table:formula="of:=[.H47]/[.E47]" office:value-type="float" office:value="2.30756706580461">
            <text:p>2.3075670658</text:p>
          </table:table-cell>
          <table:table-cell table:formula="of:=[.H47]/[.F47]" office:value-type="float" office:value="1.25262001041311">
            <text:p>1.2526200104</text:p>
          </table:table-cell>
          <table:table-cell table:formula="of:=[.D47]/[.G47]" office:value-type="float" office:value="4.32182206431237">
            <text:p>4.32182206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float" office:value="967.483">
            <text:p>967.483</text:p>
          </table:table-cell>
          <table:table-cell office:value-type="float" office:value="180.057">
            <text:p>180.057</text:p>
          </table:table-cell>
          <table:table-cell office:value-type="float" office:value="328.351">
            <text:p>328.351</text:p>
          </table:table-cell>
          <table:table-cell office:value-type="float" office:value="186.504">
            <text:p>186.504</text:p>
          </table:table-cell>
          <table:table-cell office:value-type="float" office:value="428.049087524">
            <text:p>428.049087524</text:p>
          </table:table-cell>
          <table:table-cell/>
          <table:table-cell table:formula="of:=[.H48]/[.E48]" office:value-type="float" office:value="2.37729767531393">
            <text:p>2.3772976753</text:p>
          </table:table-cell>
          <table:table-cell table:formula="of:=[.H48]/[.F48]" office:value-type="float" office:value="1.30363265994013">
            <text:p>1.3036326599</text:p>
          </table:table-cell>
          <table:table-cell table:formula="of:=[.D48]/[.G48]" office:value-type="float" office:value="5.18746514820058">
            <text:p>5.1874651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3.563">
            <text:p>963.563</text:p>
          </table:table-cell>
          <table:table-cell office:value-type="float" office:value="178.923">
            <text:p>178.923</text:p>
          </table:table-cell>
          <table:table-cell office:value-type="float" office:value="328.871">
            <text:p>328.871</text:p>
          </table:table-cell>
          <table:table-cell office:value-type="float" office:value="233.882">
            <text:p>233.882</text:p>
          </table:table-cell>
          <table:table-cell office:value-type="float" office:value="485.309839249">
            <text:p>485.309839249</text:p>
          </table:table-cell>
          <table:table-cell/>
          <table:table-cell table:formula="of:=[.H49]/[.E49]" office:value-type="float" office:value="2.71239493664314">
            <text:p>2.7123949366</text:p>
          </table:table-cell>
          <table:table-cell table:formula="of:=[.H49]/[.F49]" office:value-type="float" office:value="1.47568450623193">
            <text:p>1.4756845062</text:p>
          </table:table-cell>
          <table:table-cell table:formula="of:=[.D49]/[.G49]" office:value-type="float" office:value="4.11986813863401">
            <text:p>4.1198681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float" office:value="966.443">
            <text:p>966.443</text:p>
          </table:table-cell>
          <table:table-cell office:value-type="float" office:value="179.235">
            <text:p>179.235</text:p>
          </table:table-cell>
          <table:table-cell office:value-type="float" office:value="329.356">
            <text:p>329.356</text:p>
          </table:table-cell>
          <table:table-cell office:value-type="float" office:value="186.458">
            <text:p>186.458</text:p>
          </table:table-cell>
          <table:table-cell office:value-type="float" office:value="429.491043091">
            <text:p>429.491043091</text:p>
          </table:table-cell>
          <table:table-cell/>
          <table:table-cell table:formula="of:=[.H50]/[.E50]" office:value-type="float" office:value="2.39624539342762">
            <text:p>2.3962453934</text:p>
          </table:table-cell>
          <table:table-cell table:formula="of:=[.H50]/[.F50]" office:value-type="float" office:value="1.30403284923001">
            <text:p>1.3040328492</text:p>
          </table:table-cell>
          <table:table-cell table:formula="of:=[.D50]/[.G50]" office:value-type="float" office:value="5.18316725482414">
            <text:p>5.1831672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>
            <text:p>54</text:p>
          </table:table-cell>
          <table:table-cell/>
          <table:table-cell office:value-type="float" office:value="966.02">
            <text:p>966.02</text:p>
          </table:table-cell>
          <table:table-cell office:value-type="float" office:value="178.34">
            <text:p>178.34</text:p>
          </table:table-cell>
          <table:table-cell office:value-type="float" office:value="326.533">
            <text:p>326.533</text:p>
          </table:table-cell>
          <table:table-cell office:value-type="float" office:value="240.436">
            <text:p>240.436</text:p>
          </table:table-cell>
          <table:table-cell office:value-type="float" office:value="445.458889008">
            <text:p>445.458889008</text:p>
          </table:table-cell>
          <table:table-cell/>
          <table:table-cell table:formula="of:=[.H51]/[.E51]" office:value-type="float" office:value="2.49780693623416">
            <text:p>2.4978069362</text:p>
          </table:table-cell>
          <table:table-cell table:formula="of:=[.H51]/[.F51]" office:value-type="float" office:value="1.36420787181694">
            <text:p>1.3642078718</text:p>
          </table:table-cell>
          <table:table-cell table:formula="of:=[.D51]/[.G51]" office:value-type="float" office:value="4.01778435841555">
            <text:p>4.01778435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0.647">
            <text:p>960.647</text:p>
          </table:table-cell>
          <table:table-cell office:value-type="float" office:value="178.409">
            <text:p>178.409</text:p>
          </table:table-cell>
          <table:table-cell office:value-type="float" office:value="325.735">
            <text:p>325.735</text:p>
          </table:table-cell>
          <table:table-cell office:value-type="float" office:value="176.314">
            <text:p>176.314</text:p>
          </table:table-cell>
          <table:table-cell office:value-type="float" office:value="425.920009613">
            <text:p>425.920009613</text:p>
          </table:table-cell>
          <table:table-cell/>
          <table:table-cell table:formula="of:=[.H52]/[.E52]" office:value-type="float" office:value="2.38732356334602">
            <text:p>2.3873235633</text:p>
          </table:table-cell>
          <table:table-cell table:formula="of:=[.H52]/[.F52]" office:value-type="float" office:value="1.30756599571124">
            <text:p>1.3075659957</text:p>
          </table:table-cell>
          <table:table-cell table:formula="of:=[.D52]/[.G52]" office:value-type="float" office:value="5.44850096986059">
            <text:p>5.44850096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961.647">
            <text:p>961.647</text:p>
          </table:table-cell>
          <table:table-cell office:value-type="float" office:value="181.728">
            <text:p>181.728</text:p>
          </table:table-cell>
          <table:table-cell office:value-type="float" office:value="329.074">
            <text:p>329.074</text:p>
          </table:table-cell>
          <table:table-cell office:value-type="float" office:value="247.301">
            <text:p>247.301</text:p>
          </table:table-cell>
          <table:table-cell office:value-type="float" office:value="380.823850632">
            <text:p>380.823850632</text:p>
          </table:table-cell>
          <table:table-cell/>
          <table:table-cell table:formula="of:=[.H53]/[.E53]" office:value-type="float" office:value="2.09557058148442">
            <text:p>2.0955705815</text:p>
          </table:table-cell>
          <table:table-cell table:formula="of:=[.H53]/[.F53]" office:value-type="float" office:value="1.15725900749376">
            <text:p>1.1572590075</text:p>
          </table:table-cell>
          <table:table-cell table:formula="of:=[.D53]/[.G53]" office:value-type="float" office:value="3.88856899082495">
            <text:p>3.8885689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>
            <text:p>78</text:p>
          </table:table-cell>
          <table:table-cell/>
          <table:table-cell office:value-type="float" office:value="967.743">
            <text:p>967.743</text:p>
          </table:table-cell>
          <table:table-cell office:value-type="float" office:value="179.957">
            <text:p>179.957</text:p>
          </table:table-cell>
          <table:table-cell office:value-type="float" office:value="327.396">
            <text:p>327.396</text:p>
          </table:table-cell>
          <table:table-cell office:value-type="float" office:value="266.873">
            <text:p>266.873</text:p>
          </table:table-cell>
          <table:table-cell office:value-type="float" office:value="466.673851013">
            <text:p>466.673851013</text:p>
          </table:table-cell>
          <table:table-cell/>
          <table:table-cell table:formula="of:=[.H54]/[.E54]" office:value-type="float" office:value="2.59325200471779">
            <text:p>2.5932520047</text:p>
          </table:table-cell>
          <table:table-cell table:formula="of:=[.H54]/[.F54]" office:value-type="float" office:value="1.42541097329534">
            <text:p>1.4254109733</text:p>
          </table:table-cell>
          <table:table-cell table:formula="of:=[.D54]/[.G54]" office:value-type="float" office:value="3.62623045418607">
            <text:p>3.6262304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office:value-type="float" office:value="971.994">
            <text:p>971.994</text:p>
          </table:table-cell>
          <table:table-cell office:value-type="float" office:value="178.838">
            <text:p>178.838</text:p>
          </table:table-cell>
          <table:table-cell office:value-type="float" office:value="330.462">
            <text:p>330.462</text:p>
          </table:table-cell>
          <table:table-cell office:value-type="float" office:value="234.767">
            <text:p>234.767</text:p>
          </table:table-cell>
          <table:table-cell office:value-type="float" office:value="453.702926636">
            <text:p>453.702926636</text:p>
          </table:table-cell>
          <table:table-cell/>
          <table:table-cell table:formula="of:=[.H55]/[.E55]" office:value-type="float" office:value="2.53694923134904">
            <text:p>2.5369492313</text:p>
          </table:table-cell>
          <table:table-cell table:formula="of:=[.H55]/[.F55]" office:value-type="float" office:value="1.37293524410068">
            <text:p>1.3729352441</text:p>
          </table:table-cell>
          <table:table-cell table:formula="of:=[.D55]/[.G55]" office:value-type="float" office:value="4.14024969437783">
            <text:p>4.1402496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>
            <text:p>63</text:p>
          </table:table-cell>
          <table:table-cell/>
          <table:table-cell office:value-type="float" office:value="970.096">
            <text:p>970.096</text:p>
          </table:table-cell>
          <table:table-cell office:value-type="float" office:value="184.068">
            <text:p>184.068</text:p>
          </table:table-cell>
          <table:table-cell office:value-type="float" office:value="331.967">
            <text:p>331.967</text:p>
          </table:table-cell>
          <table:table-cell office:value-type="float" office:value="236.191">
            <text:p>236.191</text:p>
          </table:table-cell>
          <table:table-cell office:value-type="float" office:value="400.845050812">
            <text:p>400.845050812</text:p>
          </table:table-cell>
          <table:table-cell/>
          <table:table-cell table:formula="of:=[.H56]/[.E56]" office:value-type="float" office:value="2.17770090842515">
            <text:p>2.1777009084</text:p>
          </table:table-cell>
          <table:table-cell table:formula="of:=[.H56]/[.F56]" office:value-type="float" office:value="1.20748463194233">
            <text:p>1.2074846319</text:p>
          </table:table-cell>
          <table:table-cell table:formula="of:=[.D56]/[.G56]" office:value-type="float" office:value="4.10725218149718">
            <text:p>4.10725218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>
            <text:p>201</text:p>
          </table:table-cell>
          <table:table-cell/>
          <table:table-cell office:value-type="float" office:value="962.817">
            <text:p>962.817</text:p>
          </table:table-cell>
          <table:table-cell office:value-type="float" office:value="178.568">
            <text:p>178.568</text:p>
          </table:table-cell>
          <table:table-cell office:value-type="float" office:value="327.23">
            <text:p>327.23</text:p>
          </table:table-cell>
          <table:table-cell office:value-type="float" office:value="248.897">
            <text:p>248.897</text:p>
          </table:table-cell>
          <table:table-cell office:value-type="float" office:value="422.924041748">
            <text:p>422.924041748</text:p>
          </table:table-cell>
          <table:table-cell/>
          <table:table-cell table:formula="of:=[.H57]/[.E57]" office:value-type="float" office:value="2.36842010745486">
            <text:p>2.3684201075</text:p>
          </table:table-cell>
          <table:table-cell table:formula="of:=[.H57]/[.F57]" office:value-type="float" office:value="1.29243664012468">
            <text:p>1.2924366401</text:p>
          </table:table-cell>
          <table:table-cell table:formula="of:=[.D57]/[.G57]" office:value-type="float" office:value="3.86833509443665">
            <text:p>3.8683350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  <table:table-cell office:value-type="float" office:value="966.522">
            <text:p>966.522</text:p>
          </table:table-cell>
          <table:table-cell office:value-type="float" office:value="179.17">
            <text:p>179.17</text:p>
          </table:table-cell>
          <table:table-cell office:value-type="float" office:value="326.86">
            <text:p>326.86</text:p>
          </table:table-cell>
          <table:table-cell office:value-type="float" office:value="264.487">
            <text:p>264.487</text:p>
          </table:table-cell>
          <table:table-cell office:value-type="float" office:value="429.702997208">
            <text:p>429.702997208</text:p>
          </table:table-cell>
          <table:table-cell/>
          <table:table-cell table:formula="of:=[.H58]/[.E58]" office:value-type="float" office:value="2.39829769050622">
            <text:p>2.3982976905</text:p>
          </table:table-cell>
          <table:table-cell table:formula="of:=[.H58]/[.F58]" office:value-type="float" office:value="1.31463928656917">
            <text:p>1.3146392866</text:p>
          </table:table-cell>
          <table:table-cell table:formula="of:=[.D58]/[.G58]" office:value-type="float" office:value="3.65432705577212">
            <text:p>3.6543270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office:value-type="float" office:value="962.179">
            <text:p>962.179</text:p>
          </table:table-cell>
          <table:table-cell office:value-type="float" office:value="179.916">
            <text:p>179.916</text:p>
          </table:table-cell>
          <table:table-cell office:value-type="float" office:value="329.329">
            <text:p>329.329</text:p>
          </table:table-cell>
          <table:table-cell office:value-type="float" office:value="197.65">
            <text:p>197.65</text:p>
          </table:table-cell>
          <table:table-cell office:value-type="float" office:value="420.510053635">
            <text:p>420.510053635</text:p>
          </table:table-cell>
          <table:table-cell/>
          <table:table-cell table:formula="of:=[.H59]/[.E59]" office:value-type="float" office:value="2.33725768489184">
            <text:p>2.3372576849</text:p>
          </table:table-cell>
          <table:table-cell table:formula="of:=[.H59]/[.F59]" office:value-type="float" office:value="1.27686919049036">
            <text:p>1.2768691905</text:p>
          </table:table-cell>
          <table:table-cell table:formula="of:=[.D59]/[.G59]" office:value-type="float" office:value="4.86809511763218">
            <text:p>4.8680951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float" office:value="963.871">
            <text:p>963.871</text:p>
          </table:table-cell>
          <table:table-cell office:value-type="float" office:value="178.016">
            <text:p>178.016</text:p>
          </table:table-cell>
          <table:table-cell office:value-type="float" office:value="328.546">
            <text:p>328.546</text:p>
          </table:table-cell>
          <table:table-cell office:value-type="float" office:value="291.624">
            <text:p>291.624</text:p>
          </table:table-cell>
          <table:table-cell office:value-type="float" office:value="445.733070374">
            <text:p>445.733070374</text:p>
          </table:table-cell>
          <table:table-cell/>
          <table:table-cell table:formula="of:=[.H60]/[.E60]" office:value-type="float" office:value="2.50389330382662">
            <text:p>2.5038933038</text:p>
          </table:table-cell>
          <table:table-cell table:formula="of:=[.H60]/[.F60]" office:value-type="float" office:value="1.35668390537094">
            <text:p>1.3566839054</text:p>
          </table:table-cell>
          <table:table-cell table:formula="of:=[.D60]/[.G60]" office:value-type="float" office:value="3.30518407264148">
            <text:p>3.3051840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>
            <text:p>79</text:p>
          </table:table-cell>
          <table:table-cell/>
          <table:table-cell office:value-type="float" office:value="964.335">
            <text:p>964.335</text:p>
          </table:table-cell>
          <table:table-cell office:value-type="float" office:value="181.39">
            <text:p>181.39</text:p>
          </table:table-cell>
          <table:table-cell office:value-type="float" office:value="328.632">
            <text:p>328.632</text:p>
          </table:table-cell>
          <table:table-cell office:value-type="float" office:value="285.843">
            <text:p>285.843</text:p>
          </table:table-cell>
          <table:table-cell office:value-type="float" office:value="479.845046997">
            <text:p>479.845046997</text:p>
          </table:table-cell>
          <table:table-cell/>
          <table:table-cell table:formula="of:=[.H61]/[.E61]" office:value-type="float" office:value="2.64537762278516">
            <text:p>2.6453776228</text:p>
          </table:table-cell>
          <table:table-cell table:formula="of:=[.H61]/[.F61]" office:value-type="float" office:value="1.46012879755167">
            <text:p>1.4601287976</text:p>
          </table:table-cell>
          <table:table-cell table:formula="of:=[.D61]/[.G61]" office:value-type="float" office:value="3.3736526694724">
            <text:p>3.3736526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>
            <text:p>253</text:p>
          </table:table-cell>
          <table:table-cell/>
          <table:table-cell office:value-type="float" office:value="965.308">
            <text:p>965.308</text:p>
          </table:table-cell>
          <table:table-cell office:value-type="float" office:value="177.375">
            <text:p>177.375</text:p>
          </table:table-cell>
          <table:table-cell office:value-type="float" office:value="328.515">
            <text:p>328.515</text:p>
          </table:table-cell>
          <table:table-cell office:value-type="float" office:value="135.843">
            <text:p>135.843</text:p>
          </table:table-cell>
          <table:table-cell office:value-type="float" office:value="435.33205986">
            <text:p>435.33205986</text:p>
          </table:table-cell>
          <table:table-cell/>
          <table:table-cell table:formula="of:=[.H62]/[.E62]" office:value-type="float" office:value="2.45430336778013">
            <text:p>2.4543033678</text:p>
          </table:table-cell>
          <table:table-cell table:formula="of:=[.H62]/[.F62]" office:value-type="float" office:value="1.32515124076526">
            <text:p>1.3251512408</text:p>
          </table:table-cell>
          <table:table-cell table:formula="of:=[.D62]/[.G62]" office:value-type="float" office:value="7.1060562561192">
            <text:p>7.1060562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61.29">
            <text:p>961.29</text:p>
          </table:table-cell>
          <table:table-cell office:value-type="float" office:value="180.128">
            <text:p>180.128</text:p>
          </table:table-cell>
          <table:table-cell office:value-type="float" office:value="330.251">
            <text:p>330.251</text:p>
          </table:table-cell>
          <table:table-cell office:value-type="float" office:value="209.516">
            <text:p>209.516</text:p>
          </table:table-cell>
          <table:table-cell office:value-type="float" office:value="405.606985092">
            <text:p>405.606985092</text:p>
          </table:table-cell>
          <table:table-cell/>
          <table:table-cell table:formula="of:=[.H63]/[.E63]" office:value-type="float" office:value="2.25177088010748">
            <text:p>2.2517708801</text:p>
          </table:table-cell>
          <table:table-cell table:formula="of:=[.H63]/[.F63]" office:value-type="float" office:value="1.22817791646959">
            <text:p>1.2281779165</text:p>
          </table:table-cell>
          <table:table-cell table:formula="of:=[.D63]/[.G63]" office:value-type="float" office:value="4.58814601271502">
            <text:p>4.58814601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office:value-type="float" office:value="962.72">
            <text:p>962.72</text:p>
          </table:table-cell>
          <table:table-cell office:value-type="float" office:value="178.057">
            <text:p>178.057</text:p>
          </table:table-cell>
          <table:table-cell office:value-type="float" office:value="326.563">
            <text:p>326.563</text:p>
          </table:table-cell>
          <table:table-cell office:value-type="float" office:value="165.074">
            <text:p>165.074</text:p>
          </table:table-cell>
          <table:table-cell office:value-type="float" office:value="412.029981613">
            <text:p>412.029981613</text:p>
          </table:table-cell>
          <table:table-cell/>
          <table:table-cell table:formula="of:=[.H64]/[.E64]" office:value-type="float" office:value="2.31403416666011">
            <text:p>2.3140341667</text:p>
          </table:table-cell>
          <table:table-cell table:formula="of:=[.H64]/[.F64]" office:value-type="float" office:value="1.26171667216739">
            <text:p>1.2617166722</text:p>
          </table:table-cell>
          <table:table-cell table:formula="of:=[.D64]/[.G64]" office:value-type="float" office:value="5.83205108012164">
            <text:p>5.83205108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>
            <text:p>64</text:p>
          </table:table-cell>
          <table:table-cell/>
          <table:table-cell office:value-type="float" office:value="965.006">
            <text:p>965.006</text:p>
          </table:table-cell>
          <table:table-cell office:value-type="float" office:value="179.585">
            <text:p>179.585</text:p>
          </table:table-cell>
          <table:table-cell office:value-type="float" office:value="330.292">
            <text:p>330.292</text:p>
          </table:table-cell>
          <table:table-cell office:value-type="float" office:value="274.047">
            <text:p>274.047</text:p>
          </table:table-cell>
          <table:table-cell office:value-type="float" office:value="418.838024139">
            <text:p>418.838024139</text:p>
          </table:table-cell>
          <table:table-cell/>
          <table:table-cell table:formula="of:=[.H65]/[.E65]" office:value-type="float" office:value="2.33225505548348">
            <text:p>2.3322550555</text:p>
          </table:table-cell>
          <table:table-cell table:formula="of:=[.H65]/[.F65]" office:value-type="float" office:value="1.26808407148523">
            <text:p>1.2680840715</text:p>
          </table:table-cell>
          <table:table-cell table:formula="of:=[.D65]/[.G65]" office:value-type="float" office:value="3.52131568672527">
            <text:p>3.52131568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  <table:table-cell office:value-type="float" office:value="961.517">
            <text:p>961.517</text:p>
          </table:table-cell>
          <table:table-cell office:value-type="float" office:value="180.384">
            <text:p>180.384</text:p>
          </table:table-cell>
          <table:table-cell office:value-type="float" office:value="329.874">
            <text:p>329.874</text:p>
          </table:table-cell>
          <table:table-cell office:value-type="float" office:value="177.486">
            <text:p>177.486</text:p>
          </table:table-cell>
          <table:table-cell office:value-type="float" office:value="423.032999039">
            <text:p>423.032999039</text:p>
          </table:table-cell>
          <table:table-cell/>
          <table:table-cell table:formula="of:=[.H66]/[.E66]" office:value-type="float" office:value="2.3451802767374">
            <text:p>2.3451802767</text:p>
          </table:table-cell>
          <table:table-cell table:formula="of:=[.H66]/[.F66]" office:value-type="float" office:value="1.28240782553035">
            <text:p>1.2824078255</text:p>
          </table:table-cell>
          <table:table-cell table:formula="of:=[.D66]/[.G66]" office:value-type="float" office:value="5.41742447291617">
            <text:p>5.4174244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963.613">
            <text:p>963.613</text:p>
          </table:table-cell>
          <table:table-cell office:value-type="float" office:value="178.493">
            <text:p>178.493</text:p>
          </table:table-cell>
          <table:table-cell office:value-type="float" office:value="331.115">
            <text:p>331.115</text:p>
          </table:table-cell>
          <table:table-cell office:value-type="float" office:value="184.991">
            <text:p>184.991</text:p>
          </table:table-cell>
          <table:table-cell office:value-type="float" office:value="420.922040939">
            <text:p>420.922040939</text:p>
          </table:table-cell>
          <table:table-cell/>
          <table:table-cell table:formula="of:=[.H67]/[.E67]" office:value-type="float" office:value="2.35819915032522">
            <text:p>2.3581991503</text:p>
          </table:table-cell>
          <table:table-cell table:formula="of:=[.H67]/[.F67]" office:value-type="float" office:value="1.27122613273032">
            <text:p>1.2712261327</text:p>
          </table:table-cell>
          <table:table-cell table:formula="of:=[.D67]/[.G67]" office:value-type="float" office:value="5.20897232838354">
            <text:p>5.2089723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office:value-type="float" office:value="963.278">
            <text:p>963.278</text:p>
          </table:table-cell>
          <table:table-cell office:value-type="float" office:value="179.376">
            <text:p>179.376</text:p>
          </table:table-cell>
          <table:table-cell office:value-type="float" office:value="326.098">
            <text:p>326.098</text:p>
          </table:table-cell>
          <table:table-cell office:value-type="float" office:value="226.451">
            <text:p>226.451</text:p>
          </table:table-cell>
          <table:table-cell office:value-type="float" office:value="454.735994339">
            <text:p>454.735994339</text:p>
          </table:table-cell>
          <table:table-cell/>
          <table:table-cell table:formula="of:=[.H68]/[.E68]" office:value-type="float" office:value="2.53509942433213">
            <text:p>2.5350994243</text:p>
          </table:table-cell>
          <table:table-cell table:formula="of:=[.H68]/[.F68]" office:value-type="float" office:value="1.39447648970248">
            <text:p>1.3944764897</text:p>
          </table:table-cell>
          <table:table-cell table:formula="of:=[.D68]/[.G68]" office:value-type="float" office:value="4.25380325103444">
            <text:p>4.2538032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office:value-type="float" office:value="964.905">
            <text:p>964.905</text:p>
          </table:table-cell>
          <table:table-cell office:value-type="float" office:value="182.74">
            <text:p>182.74</text:p>
          </table:table-cell>
          <table:table-cell office:value-type="float" office:value="327.701">
            <text:p>327.701</text:p>
          </table:table-cell>
          <table:table-cell office:value-type="float" office:value="211.244">
            <text:p>211.244</text:p>
          </table:table-cell>
          <table:table-cell office:value-type="float" office:value="446.750164032">
            <text:p>446.750164032</text:p>
          </table:table-cell>
          <table:table-cell/>
          <table:table-cell table:formula="of:=[.H69]/[.E69]" office:value-type="float" office:value="2.44473111542082">
            <text:p>2.4447311154</text:p>
          </table:table-cell>
          <table:table-cell table:formula="of:=[.H69]/[.F69]" office:value-type="float" office:value="1.36328593453178">
            <text:p>1.3632859345</text:p>
          </table:table-cell>
          <table:table-cell table:formula="of:=[.D69]/[.G69]" office:value-type="float" office:value="4.56772736740452">
            <text:p>4.56772736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  <table:table-cell office:value-type="float" office:value="961.017">
            <text:p>961.017</text:p>
          </table:table-cell>
          <table:table-cell office:value-type="float" office:value="178.552">
            <text:p>178.552</text:p>
          </table:table-cell>
          <table:table-cell office:value-type="float" office:value="330.093">
            <text:p>330.093</text:p>
          </table:table-cell>
          <table:table-cell office:value-type="float" office:value="210.269">
            <text:p>210.269</text:p>
          </table:table-cell>
          <table:table-cell office:value-type="float" office:value="408.298969269">
            <text:p>408.298969269</text:p>
          </table:table-cell>
          <table:table-cell/>
          <table:table-cell table:formula="of:=[.H70]/[.E70]" office:value-type="float" office:value="2.28672302337134">
            <text:p>2.2867230234</text:p>
          </table:table-cell>
          <table:table-cell table:formula="of:=[.H70]/[.F70]" office:value-type="float" office:value="1.23692101701339">
            <text:p>1.236921017</text:p>
          </table:table-cell>
          <table:table-cell table:formula="of:=[.D70]/[.G70]" office:value-type="float" office:value="4.57041694210749">
            <text:p>4.5704169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office:value-type="float" office:value="983.178">
            <text:p>983.178</text:p>
          </table:table-cell>
          <table:table-cell office:value-type="float" office:value="180.637">
            <text:p>180.637</text:p>
          </table:table-cell>
          <table:table-cell office:value-type="float" office:value="330.582">
            <text:p>330.582</text:p>
          </table:table-cell>
          <table:table-cell office:value-type="float" office:value="248.501">
            <text:p>248.501</text:p>
          </table:table-cell>
          <table:table-cell office:value-type="float" office:value="456.684112549">
            <text:p>456.684112549</text:p>
          </table:table-cell>
          <table:table-cell/>
          <table:table-cell table:formula="of:=[.H71]/[.E71]" office:value-type="float" office:value="2.52818698577257">
            <text:p>2.5281869858</text:p>
          </table:table-cell>
          <table:table-cell table:formula="of:=[.H71]/[.F71]" office:value-type="float" office:value="1.38145486611189">
            <text:p>1.3814548661</text:p>
          </table:table-cell>
          <table:table-cell table:formula="of:=[.D71]/[.G71]" office:value-type="float" office:value="3.95643478295862">
            <text:p>3.9564347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  <table:table-cell office:value-type="float" office:value="973.289">
            <text:p>973.289</text:p>
          </table:table-cell>
          <table:table-cell office:value-type="float" office:value="177.551">
            <text:p>177.551</text:p>
          </table:table-cell>
          <table:table-cell office:value-type="float" office:value="334.081">
            <text:p>334.081</text:p>
          </table:table-cell>
          <table:table-cell office:value-type="float" office:value="235.463">
            <text:p>235.463</text:p>
          </table:table-cell>
          <table:table-cell office:value-type="float" office:value="429.425954819">
            <text:p>429.425954819</text:p>
          </table:table-cell>
          <table:table-cell/>
          <table:table-cell table:formula="of:=[.H72]/[.E72]" office:value-type="float" office:value="2.41860623042957">
            <text:p>2.4186062304</text:p>
          </table:table-cell>
          <table:table-cell table:formula="of:=[.H72]/[.F72]" office:value-type="float" office:value="1.28539472409086">
            <text:p>1.2853947241</text:p>
          </table:table-cell>
          <table:table-cell table:formula="of:=[.D72]/[.G72]" office:value-type="float" office:value="4.13351142217673">
            <text:p>4.13351142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>
            <text:p>44</text:p>
          </table:table-cell>
          <table:table-cell/>
          <table:table-cell office:value-type="float" office:value="962.147">
            <text:p>962.147</text:p>
          </table:table-cell>
          <table:table-cell office:value-type="float" office:value="181.922">
            <text:p>181.922</text:p>
          </table:table-cell>
          <table:table-cell office:value-type="float" office:value="327.563">
            <text:p>327.563</text:p>
          </table:table-cell>
          <table:table-cell office:value-type="float" office:value="223.445">
            <text:p>223.445</text:p>
          </table:table-cell>
          <table:table-cell office:value-type="float" office:value="417.083024979">
            <text:p>417.083024979</text:p>
          </table:table-cell>
          <table:table-cell/>
          <table:table-cell table:formula="of:=[.H73]/[.E73]" office:value-type="float" office:value="2.29264753564165">
            <text:p>2.2926475356</text:p>
          </table:table-cell>
          <table:table-cell table:formula="of:=[.H73]/[.F73]" office:value-type="float" office:value="1.27329101570996">
            <text:p>1.2732910157</text:p>
          </table:table-cell>
          <table:table-cell table:formula="of:=[.D73]/[.G73]" office:value-type="float" office:value="4.30596791156661">
            <text:p>4.3059679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  <table:table-cell office:value-type="float" office:value="966.156">
            <text:p>966.156</text:p>
          </table:table-cell>
          <table:table-cell office:value-type="float" office:value="178.178">
            <text:p>178.178</text:p>
          </table:table-cell>
          <table:table-cell office:value-type="float" office:value="327.505">
            <text:p>327.505</text:p>
          </table:table-cell>
          <table:table-cell office:value-type="float" office:value="211.18">
            <text:p>211.18</text:p>
          </table:table-cell>
          <table:table-cell office:value-type="float" office:value="461.123943329">
            <text:p>461.123943329</text:p>
          </table:table-cell>
          <table:table-cell/>
          <table:table-cell table:formula="of:=[.H74]/[.E74]" office:value-type="float" office:value="2.58799595533119">
            <text:p>2.5879959553</text:p>
          </table:table-cell>
          <table:table-cell table:formula="of:=[.H74]/[.F74]" office:value-type="float" office:value="1.40799054466039">
            <text:p>1.4079905447</text:p>
          </table:table-cell>
          <table:table-cell table:formula="of:=[.D74]/[.G74]" office:value-type="float" office:value="4.57503551472677">
            <text:p>4.57503551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>
            <text:p>59</text:p>
          </table:table-cell>
          <table:table-cell/>
          <table:table-cell office:value-type="float" office:value="971.369">
            <text:p>971.369</text:p>
          </table:table-cell>
          <table:table-cell office:value-type="float" office:value="182.747">
            <text:p>182.747</text:p>
          </table:table-cell>
          <table:table-cell office:value-type="float" office:value="327.903">
            <text:p>327.903</text:p>
          </table:table-cell>
          <table:table-cell office:value-type="float" office:value="235.619">
            <text:p>235.619</text:p>
          </table:table-cell>
          <table:table-cell office:value-type="float" office:value="454.643011093">
            <text:p>454.643011093</text:p>
          </table:table-cell>
          <table:table-cell/>
          <table:table-cell table:formula="of:=[.H75]/[.E75]" office:value-type="float" office:value="2.48782749425709">
            <text:p>2.4878274943</text:p>
          </table:table-cell>
          <table:table-cell table:formula="of:=[.H75]/[.F75]" office:value-type="float" office:value="1.38651677811121">
            <text:p>1.3865167781</text:p>
          </table:table-cell>
          <table:table-cell table:formula="of:=[.D75]/[.G75]" office:value-type="float" office:value="4.1226259342413">
            <text:p>4.1226259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  <table:table-cell office:value-type="float" office:value="964.752">
            <text:p>964.752</text:p>
          </table:table-cell>
          <table:table-cell office:value-type="float" office:value="179.125">
            <text:p>179.125</text:p>
          </table:table-cell>
          <table:table-cell office:value-type="float" office:value="328.581">
            <text:p>328.581</text:p>
          </table:table-cell>
          <table:table-cell office:value-type="float" office:value="228.879">
            <text:p>228.879</text:p>
          </table:table-cell>
          <table:table-cell office:value-type="float" office:value="442.369937897">
            <text:p>442.369937897</text:p>
          </table:table-cell>
          <table:table-cell/>
          <table:table-cell table:formula="of:=[.H76]/[.E76]" office:value-type="float" office:value="2.46961584310956">
            <text:p>2.4696158431</text:p>
          </table:table-cell>
          <table:table-cell table:formula="of:=[.H76]/[.F76]" office:value-type="float" office:value="1.34630407082881">
            <text:p>1.3463040708</text:p>
          </table:table-cell>
          <table:table-cell table:formula="of:=[.D76]/[.G76]" office:value-type="float" office:value="4.21511803179846">
            <text:p>4.2151180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/>
          <table:table-cell office:value-type="float" office:value="964.5">
            <text:p>964.5</text:p>
          </table:table-cell>
          <table:table-cell office:value-type="float" office:value="178.459">
            <text:p>178.459</text:p>
          </table:table-cell>
          <table:table-cell office:value-type="float" office:value="328.144">
            <text:p>328.144</text:p>
          </table:table-cell>
          <table:table-cell office:value-type="float" office:value="198.282">
            <text:p>198.282</text:p>
          </table:table-cell>
          <table:table-cell office:value-type="float" office:value="488.171100616">
            <text:p>488.171100616</text:p>
          </table:table-cell>
          <table:table-cell/>
          <table:table-cell table:formula="of:=[.H77]/[.E77]" office:value-type="float" office:value="2.73548042192324">
            <text:p>2.7354804219</text:p>
          </table:table-cell>
          <table:table-cell table:formula="of:=[.H77]/[.F77]" office:value-type="float" office:value="1.48767340136038">
            <text:p>1.4876734014</text:p>
          </table:table-cell>
          <table:table-cell table:formula="of:=[.D77]/[.G77]" office:value-type="float" office:value="4.86428420128907">
            <text:p>4.8642842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960.701">
            <text:p>960.701</text:p>
          </table:table-cell>
          <table:table-cell office:value-type="float" office:value="179.352">
            <text:p>179.352</text:p>
          </table:table-cell>
          <table:table-cell office:value-type="float" office:value="329.643">
            <text:p>329.643</text:p>
          </table:table-cell>
          <table:table-cell office:value-type="float" office:value="208.95">
            <text:p>208.95</text:p>
          </table:table-cell>
          <table:table-cell office:value-type="float" office:value="402.956008911">
            <text:p>402.956008911</text:p>
          </table:table-cell>
          <table:table-cell/>
          <table:table-cell table:formula="of:=[.H78]/[.E78]" office:value-type="float" office:value="2.24673273178442">
            <text:p>2.2467327318</text:p>
          </table:table-cell>
          <table:table-cell table:formula="of:=[.H78]/[.F78]" office:value-type="float" office:value="1.22240123075873">
            <text:p>1.2224012308</text:p>
          </table:table-cell>
          <table:table-cell table:formula="of:=[.D78]/[.G78]" office:value-type="float" office:value="4.5977554438861">
            <text:p>4.5977554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>
            <text:p>76</text:p>
          </table:table-cell>
          <table:table-cell/>
          <table:table-cell office:value-type="float" office:value="963.594">
            <text:p>963.594</text:p>
          </table:table-cell>
          <table:table-cell office:value-type="float" office:value="180.321">
            <text:p>180.321</text:p>
          </table:table-cell>
          <table:table-cell office:value-type="float" office:value="329.468">
            <text:p>329.468</text:p>
          </table:table-cell>
          <table:table-cell office:value-type="float" office:value="240.496">
            <text:p>240.496</text:p>
          </table:table-cell>
          <table:table-cell office:value-type="float" office:value="420.690059662">
            <text:p>420.690059662</text:p>
          </table:table-cell>
          <table:table-cell/>
          <table:table-cell table:formula="of:=[.H79]/[.E79]" office:value-type="float" office:value="2.33300646991754">
            <text:p>2.3330064699</text:p>
          </table:table-cell>
          <table:table-cell table:formula="of:=[.H79]/[.F79]" office:value-type="float" office:value="1.27687684285576">
            <text:p>1.2768768429</text:p>
          </table:table-cell>
          <table:table-cell table:formula="of:=[.D79]/[.G79]" office:value-type="float" office:value="4.00669449803739">
            <text:p>4.006694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  <table:table-cell office:value-type="float" office:value="964.246">
            <text:p>964.246</text:p>
          </table:table-cell>
          <table:table-cell office:value-type="float" office:value="180.336">
            <text:p>180.336</text:p>
          </table:table-cell>
          <table:table-cell office:value-type="float" office:value="328.418">
            <text:p>328.418</text:p>
          </table:table-cell>
          <table:table-cell office:value-type="float" office:value="236.045">
            <text:p>236.045</text:p>
          </table:table-cell>
          <table:table-cell office:value-type="float" office:value="433.371067047">
            <text:p>433.371067047</text:p>
          </table:table-cell>
          <table:table-cell/>
          <table:table-cell table:formula="of:=[.H80]/[.E80]" office:value-type="float" office:value="2.40313119425406">
            <text:p>2.4031311943</text:p>
          </table:table-cell>
          <table:table-cell table:formula="of:=[.H80]/[.F80]" office:value-type="float" office:value="1.31957160401379">
            <text:p>1.319571604</text:p>
          </table:table-cell>
          <table:table-cell table:formula="of:=[.D80]/[.G80]" office:value-type="float" office:value="4.08500921434472">
            <text:p>4.0850092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966.506">
            <text:p>966.506</text:p>
          </table:table-cell>
          <table:table-cell office:value-type="float" office:value="180.757">
            <text:p>180.757</text:p>
          </table:table-cell>
          <table:table-cell office:value-type="float" office:value="327.702">
            <text:p>327.702</text:p>
          </table:table-cell>
          <table:table-cell office:value-type="float" office:value="212.085">
            <text:p>212.085</text:p>
          </table:table-cell>
          <table:table-cell office:value-type="float" office:value="411.62610054">
            <text:p>411.62610054</text:p>
          </table:table-cell>
          <table:table-cell/>
          <table:table-cell table:formula="of:=[.H81]/[.E81]" office:value-type="float" office:value="2.27723463290495">
            <text:p>2.2772346329</text:p>
          </table:table-cell>
          <table:table-cell table:formula="of:=[.H81]/[.F81]" office:value-type="float" office:value="1.25609883534431">
            <text:p>1.2560988353</text:p>
          </table:table-cell>
          <table:table-cell table:formula="of:=[.D81]/[.G81]" office:value-type="float" office:value="4.55716340146639">
            <text:p>4.55716340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>
            <text:p>62</text:p>
          </table:table-cell>
          <table:table-cell/>
          <table:table-cell office:value-type="float" office:value="963.689">
            <text:p>963.689</text:p>
          </table:table-cell>
          <table:table-cell office:value-type="float" office:value="177.973">
            <text:p>177.973</text:p>
          </table:table-cell>
          <table:table-cell office:value-type="float" office:value="330.017">
            <text:p>330.017</text:p>
          </table:table-cell>
          <table:table-cell office:value-type="float" office:value="234.502">
            <text:p>234.502</text:p>
          </table:table-cell>
          <table:table-cell office:value-type="float" office:value="431.995868683">
            <text:p>431.995868683</text:p>
          </table:table-cell>
          <table:table-cell/>
          <table:table-cell table:formula="of:=[.H82]/[.E82]" office:value-type="float" office:value="2.42731127015334">
            <text:p>2.4273112702</text:p>
          </table:table-cell>
          <table:table-cell table:formula="of:=[.H82]/[.F82]" office:value-type="float" office:value="1.30901095605075">
            <text:p>1.3090109561</text:p>
          </table:table-cell>
          <table:table-cell table:formula="of:=[.D82]/[.G82]" office:value-type="float" office:value="4.1095129252629">
            <text:p>4.10951292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/>
          <table:table-cell office:value-type="float" office:value="961.64">
            <text:p>961.64</text:p>
          </table:table-cell>
          <table:table-cell office:value-type="float" office:value="178.631">
            <text:p>178.631</text:p>
          </table:table-cell>
          <table:table-cell office:value-type="float" office:value="329.539">
            <text:p>329.539</text:p>
          </table:table-cell>
          <table:table-cell office:value-type="float" office:value="185.558">
            <text:p>185.558</text:p>
          </table:table-cell>
          <table:table-cell office:value-type="float" office:value="406.696796417">
            <text:p>406.696796417</text:p>
          </table:table-cell>
          <table:table-cell/>
          <table:table-cell table:formula="of:=[.H83]/[.E83]" office:value-type="float" office:value="2.27674253862431">
            <text:p>2.2767425386</text:p>
          </table:table-cell>
          <table:table-cell table:formula="of:=[.H83]/[.F83]" office:value-type="float" office:value="1.23413858880739">
            <text:p>1.2341385888</text:p>
          </table:table-cell>
          <table:table-cell table:formula="of:=[.D83]/[.G83]" office:value-type="float" office:value="5.18242274652669">
            <text:p>5.1824227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>
            <text:p>172</text:p>
          </table:table-cell>
          <table:table-cell/>
          <table:table-cell office:value-type="float" office:value="963.958">
            <text:p>963.958</text:p>
          </table:table-cell>
          <table:table-cell office:value-type="float" office:value="179.618">
            <text:p>179.618</text:p>
          </table:table-cell>
          <table:table-cell office:value-type="float" office:value="327.076">
            <text:p>327.076</text:p>
          </table:table-cell>
          <table:table-cell office:value-type="float" office:value="255.344">
            <text:p>255.344</text:p>
          </table:table-cell>
          <table:table-cell office:value-type="float" office:value="448.945999146">
            <text:p>448.945999146</text:p>
          </table:table-cell>
          <table:table-cell/>
          <table:table-cell table:formula="of:=[.H84]/[.E84]" office:value-type="float" office:value="2.49944882554087">
            <text:p>2.4994488255</text:p>
          </table:table-cell>
          <table:table-cell table:formula="of:=[.H84]/[.F84]" office:value-type="float" office:value="1.37260452966895">
            <text:p>1.3726045297</text:p>
          </table:table-cell>
          <table:table-cell table:formula="of:=[.D84]/[.G84]" office:value-type="float" office:value="3.77513472022056">
            <text:p>3.77513472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>
            <text:p>73</text:p>
          </table:table-cell>
          <table:table-cell/>
          <table:table-cell office:value-type="float" office:value="967.159">
            <text:p>967.159</text:p>
          </table:table-cell>
          <table:table-cell office:value-type="float" office:value="178.87">
            <text:p>178.87</text:p>
          </table:table-cell>
          <table:table-cell office:value-type="float" office:value="328.146">
            <text:p>328.146</text:p>
          </table:table-cell>
          <table:table-cell office:value-type="float" office:value="172.61">
            <text:p>172.61</text:p>
          </table:table-cell>
          <table:table-cell office:value-type="float" office:value="435.050010681">
            <text:p>435.050010681</text:p>
          </table:table-cell>
          <table:table-cell/>
          <table:table-cell table:formula="of:=[.H85]/[.E85]" office:value-type="float" office:value="2.43221339901045">
            <text:p>2.432213399</text:p>
          </table:table-cell>
          <table:table-cell table:formula="of:=[.H85]/[.F85]" office:value-type="float" office:value="1.32578184917994">
            <text:p>1.3257818492</text:p>
          </table:table-cell>
          <table:table-cell table:formula="of:=[.D85]/[.G85]" office:value-type="float" office:value="5.60314582005678">
            <text:p>5.60314582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/>
          <table:table-cell office:value-type="float" office:value="976.327">
            <text:p>976.327</text:p>
          </table:table-cell>
          <table:table-cell office:value-type="float" office:value="183.255">
            <text:p>183.255</text:p>
          </table:table-cell>
          <table:table-cell office:value-type="float" office:value="330.398">
            <text:p>330.398</text:p>
          </table:table-cell>
          <table:table-cell office:value-type="float" office:value="236.374">
            <text:p>236.374</text:p>
          </table:table-cell>
          <table:table-cell office:value-type="float" office:value="411.78393364">
            <text:p>411.78393364</text:p>
          </table:table-cell>
          <table:table-cell/>
          <table:table-cell table:formula="of:=[.H86]/[.E86]" office:value-type="float" office:value="2.24705428850509">
            <text:p>2.2470542885</text:p>
          </table:table-cell>
          <table:table-cell table:formula="of:=[.H86]/[.F86]" office:value-type="float" office:value="1.24632695609538">
            <text:p>1.2463269561</text:p>
          </table:table-cell>
          <table:table-cell table:formula="of:=[.D86]/[.G86]" office:value-type="float" office:value="4.13043312716289">
            <text:p>4.13043312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966.528">
            <text:p>966.528</text:p>
          </table:table-cell>
          <table:table-cell office:value-type="float" office:value="179.529">
            <text:p>179.529</text:p>
          </table:table-cell>
          <table:table-cell office:value-type="float" office:value="329.247">
            <text:p>329.247</text:p>
          </table:table-cell>
          <table:table-cell office:value-type="float" office:value="234.962">
            <text:p>234.962</text:p>
          </table:table-cell>
          <table:table-cell office:value-type="float" office:value="426.22089386">
            <text:p>426.22089386</text:p>
          </table:table-cell>
          <table:table-cell/>
          <table:table-cell table:formula="of:=[.H87]/[.E87]" office:value-type="float" office:value="2.37410609907034">
            <text:p>2.3741060991</text:p>
          </table:table-cell>
          <table:table-cell table:formula="of:=[.H87]/[.F87]" office:value-type="float" office:value="1.29453235370406">
            <text:p>1.2945323537</text:p>
          </table:table-cell>
          <table:table-cell table:formula="of:=[.D87]/[.G87]" office:value-type="float" office:value="4.11355027621488">
            <text:p>4.1135502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  <table:table-cell office:value-type="float" office:value="966.87">
            <text:p>966.87</text:p>
          </table:table-cell>
          <table:table-cell office:value-type="float" office:value="177.791">
            <text:p>177.791</text:p>
          </table:table-cell>
          <table:table-cell office:value-type="float" office:value="330.332">
            <text:p>330.332</text:p>
          </table:table-cell>
          <table:table-cell office:value-type="float" office:value="235.421">
            <text:p>235.421</text:p>
          </table:table-cell>
          <table:table-cell office:value-type="float" office:value="418.7541008">
            <text:p>418.7541008</text:p>
          </table:table-cell>
          <table:table-cell/>
          <table:table-cell table:formula="of:=[.H88]/[.E88]" office:value-type="float" office:value="2.35531664032488">
            <text:p>2.3553166403</text:p>
          </table:table-cell>
          <table:table-cell table:formula="of:=[.H88]/[.F88]" office:value-type="float" office:value="1.26767646125716">
            <text:p>1.2676764613</text:p>
          </table:table-cell>
          <table:table-cell table:formula="of:=[.D88]/[.G88]" office:value-type="float" office:value="4.10698280951997">
            <text:p>4.10698280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office:value-type="float" office:value="969.318">
            <text:p>969.318</text:p>
          </table:table-cell>
          <table:table-cell office:value-type="float" office:value="179.469">
            <text:p>179.469</text:p>
          </table:table-cell>
          <table:table-cell office:value-type="float" office:value="325.624">
            <text:p>325.624</text:p>
          </table:table-cell>
          <table:table-cell office:value-type="float" office:value="161.292">
            <text:p>161.292</text:p>
          </table:table-cell>
          <table:table-cell office:value-type="float" office:value="444.518089294">
            <text:p>444.518089294</text:p>
          </table:table-cell>
          <table:table-cell/>
          <table:table-cell table:formula="of:=[.H89]/[.E89]" office:value-type="float" office:value="2.47685165289827">
            <text:p>2.4768516529</text:p>
          </table:table-cell>
          <table:table-cell table:formula="of:=[.H89]/[.F89]" office:value-type="float" office:value="1.3651269233656">
            <text:p>1.3651269234</text:p>
          </table:table-cell>
          <table:table-cell table:formula="of:=[.D89]/[.G89]" office:value-type="float" office:value="6.00970909902537">
            <text:p>6.0097090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64.847">
            <text:p>964.847</text:p>
          </table:table-cell>
          <table:table-cell office:value-type="float" office:value="177.958">
            <text:p>177.958</text:p>
          </table:table-cell>
          <table:table-cell office:value-type="float" office:value="328.214">
            <text:p>328.214</text:p>
          </table:table-cell>
          <table:table-cell office:value-type="float" office:value="226.765">
            <text:p>226.765</text:p>
          </table:table-cell>
          <table:table-cell office:value-type="float" office:value="420.827150345">
            <text:p>420.827150345</text:p>
          </table:table-cell>
          <table:table-cell/>
          <table:table-cell table:formula="of:=[.H90]/[.E90]" office:value-type="float" office:value="2.36475544985334">
            <text:p>2.3647554499</text:p>
          </table:table-cell>
          <table:table-cell table:formula="of:=[.H90]/[.F90]" office:value-type="float" office:value="1.28217306496676">
            <text:p>1.282173065</text:p>
          </table:table-cell>
          <table:table-cell table:formula="of:=[.D90]/[.G90]" office:value-type="float" office:value="4.25483209490001">
            <text:p>4.25483209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  <table:table-cell office:value-type="float" office:value="964.647">
            <text:p>964.647</text:p>
          </table:table-cell>
          <table:table-cell office:value-type="float" office:value="186.81">
            <text:p>186.81</text:p>
          </table:table-cell>
          <table:table-cell office:value-type="float" office:value="329.165">
            <text:p>329.165</text:p>
          </table:table-cell>
          <table:table-cell office:value-type="float" office:value="186.241">
            <text:p>186.241</text:p>
          </table:table-cell>
          <table:table-cell office:value-type="float" office:value="444.856882095">
            <text:p>444.856882095</text:p>
          </table:table-cell>
          <table:table-cell/>
          <table:table-cell table:formula="of:=[.H91]/[.E91]" office:value-type="float" office:value="2.38133334454794">
            <text:p>2.3813333445</text:p>
          </table:table-cell>
          <table:table-cell table:formula="of:=[.H91]/[.F91]" office:value-type="float" office:value="1.35147078849513">
            <text:p>1.3514707885</text:p>
          </table:table-cell>
          <table:table-cell table:formula="of:=[.D91]/[.G91]" office:value-type="float" office:value="5.1795630392878">
            <text:p>5.1795630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967.465">
            <text:p>967.465</text:p>
          </table:table-cell>
          <table:table-cell office:value-type="float" office:value="180.125">
            <text:p>180.125</text:p>
          </table:table-cell>
          <table:table-cell office:value-type="float" office:value="325.746">
            <text:p>325.746</text:p>
          </table:table-cell>
          <table:table-cell office:value-type="float" office:value="234.88">
            <text:p>234.88</text:p>
          </table:table-cell>
          <table:table-cell office:value-type="float" office:value="480.908870697">
            <text:p>480.908870697</text:p>
          </table:table-cell>
          <table:table-cell/>
          <table:table-cell table:formula="of:=[.H92]/[.E92]" office:value-type="float" office:value="2.66986187756836">
            <text:p>2.6698618776</text:p>
          </table:table-cell>
          <table:table-cell table:formula="of:=[.H92]/[.F92]" office:value-type="float" office:value="1.4763308550128">
            <text:p>1.476330855</text:p>
          </table:table-cell>
          <table:table-cell table:formula="of:=[.D92]/[.G92]" office:value-type="float" office:value="4.11897564713896">
            <text:p>4.1189756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/>
          <table:table-cell office:value-type="float" office:value="984.428">
            <text:p>984.428</text:p>
          </table:table-cell>
          <table:table-cell office:value-type="float" office:value="183.533">
            <text:p>183.533</text:p>
          </table:table-cell>
          <table:table-cell office:value-type="float" office:value="346.011">
            <text:p>346.011</text:p>
          </table:table-cell>
          <table:table-cell office:value-type="float" office:value="186.193">
            <text:p>186.193</text:p>
          </table:table-cell>
          <table:table-cell office:value-type="float" office:value="422.88184166">
            <text:p>422.88184166</text:p>
          </table:table-cell>
          <table:table-cell/>
          <table:table-cell table:formula="of:=[.H93]/[.E93]" office:value-type="float" office:value="2.30411883236257">
            <text:p>2.3041188324</text:p>
          </table:table-cell>
          <table:table-cell table:formula="of:=[.H93]/[.F93]" office:value-type="float" office:value="1.22216299961562">
            <text:p>1.2221629996</text:p>
          </table:table-cell>
          <table:table-cell table:formula="of:=[.D93]/[.G93]" office:value-type="float" office:value="5.28713754007938">
            <text:p>5.2871375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float" office:value="993.183">
            <text:p>993.183</text:p>
          </table:table-cell>
          <table:table-cell office:value-type="float" office:value="185.293">
            <text:p>185.293</text:p>
          </table:table-cell>
          <table:table-cell office:value-type="float" office:value="343.375">
            <text:p>343.375</text:p>
          </table:table-cell>
          <table:table-cell office:value-type="float" office:value="216.704">
            <text:p>216.704</text:p>
          </table:table-cell>
          <table:table-cell office:value-type="float" office:value="430.515050888">
            <text:p>430.515050888</text:p>
          </table:table-cell>
          <table:table-cell/>
          <table:table-cell table:formula="of:=[.H94]/[.E94]" office:value-type="float" office:value="2.32342857467902">
            <text:p>2.3234285747</text:p>
          </table:table-cell>
          <table:table-cell table:formula="of:=[.H94]/[.F94]" office:value-type="float" office:value="1.253775175502">
            <text:p>1.2537751755</text:p>
          </table:table-cell>
          <table:table-cell table:formula="of:=[.D94]/[.G94]" office:value-type="float" office:value="4.58313182959244">
            <text:p>4.58313182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  <table:table-cell office:value-type="float" office:value="986.195">
            <text:p>986.195</text:p>
          </table:table-cell>
          <table:table-cell office:value-type="float" office:value="182.392">
            <text:p>182.392</text:p>
          </table:table-cell>
          <table:table-cell office:value-type="float" office:value="333.894">
            <text:p>333.894</text:p>
          </table:table-cell>
          <table:table-cell office:value-type="float" office:value="236.406">
            <text:p>236.406</text:p>
          </table:table-cell>
          <table:table-cell office:value-type="float" office:value="472.894906998">
            <text:p>472.894906998</text:p>
          </table:table-cell>
          <table:table-cell/>
          <table:table-cell table:formula="of:=[.H95]/[.E95]" office:value-type="float" office:value="2.59273930324795">
            <text:p>2.5927393032</text:p>
          </table:table-cell>
          <table:table-cell table:formula="of:=[.H95]/[.F95]" office:value-type="float" office:value="1.41630250018868">
            <text:p>1.4163025002</text:p>
          </table:table-cell>
          <table:table-cell table:formula="of:=[.D95]/[.G95]" office:value-type="float" office:value="4.17161577963334">
            <text:p>4.17161577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/>
          <table:table-cell office:value-type="float" office:value="999.423">
            <text:p>999.423</text:p>
          </table:table-cell>
          <table:table-cell office:value-type="float" office:value="183.044">
            <text:p>183.044</text:p>
          </table:table-cell>
          <table:table-cell office:value-type="float" office:value="336.823">
            <text:p>336.823</text:p>
          </table:table-cell>
          <table:table-cell office:value-type="float" office:value="285.841">
            <text:p>285.841</text:p>
          </table:table-cell>
          <table:table-cell office:value-type="float" office:value="463.057994843">
            <text:p>463.057994843</text:p>
          </table:table-cell>
          <table:table-cell/>
          <table:table-cell table:formula="of:=[.H96]/[.E96]" office:value-type="float" office:value="2.52976330741789">
            <text:p>2.5297633074</text:p>
          </table:table-cell>
          <table:table-cell table:formula="of:=[.H96]/[.F96]" office:value-type="float" office:value="1.37478139807258">
            <text:p>1.3747813981</text:p>
          </table:table-cell>
          <table:table-cell table:formula="of:=[.D96]/[.G96]" office:value-type="float" office:value="3.4964298333689">
            <text:p>3.4964298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>
            <text:p>56</text:p>
          </table:table-cell>
          <table:table-cell/>
          <table:table-cell office:value-type="float" office:value="989.007">
            <text:p>989.007</text:p>
          </table:table-cell>
          <table:table-cell office:value-type="float" office:value="187.035">
            <text:p>187.035</text:p>
          </table:table-cell>
          <table:table-cell office:value-type="float" office:value="337.02">
            <text:p>337.02</text:p>
          </table:table-cell>
          <table:table-cell office:value-type="float" office:value="262.114">
            <text:p>262.114</text:p>
          </table:table-cell>
          <table:table-cell office:value-type="float" office:value="422.584056854">
            <text:p>422.584056854</text:p>
          </table:table-cell>
          <table:table-cell/>
          <table:table-cell table:formula="of:=[.H97]/[.E97]" office:value-type="float" office:value="2.25938491113428">
            <text:p>2.2593849111</text:p>
          </table:table-cell>
          <table:table-cell table:formula="of:=[.H97]/[.F97]" office:value-type="float" office:value="1.25388421118628">
            <text:p>1.2538842112</text:p>
          </table:table-cell>
          <table:table-cell table:formula="of:=[.D97]/[.G97]" office:value-type="float" office:value="3.77319410638119">
            <text:p>3.7731941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995.131">
            <text:p>995.131</text:p>
          </table:table-cell>
          <table:table-cell office:value-type="float" office:value="181.897">
            <text:p>181.897</text:p>
          </table:table-cell>
          <table:table-cell office:value-type="float" office:value="337.012">
            <text:p>337.012</text:p>
          </table:table-cell>
          <table:table-cell office:value-type="float" office:value="274.111">
            <text:p>274.111</text:p>
          </table:table-cell>
          <table:table-cell office:value-type="float" office:value="447.065830231">
            <text:p>447.065830231</text:p>
          </table:table-cell>
          <table:table-cell/>
          <table:table-cell table:formula="of:=[.H98]/[.E98]" office:value-type="float" office:value="2.45779661143944">
            <text:p>2.4577966114</text:p>
          </table:table-cell>
          <table:table-cell table:formula="of:=[.H98]/[.F98]" office:value-type="float" office:value="1.32655760100827">
            <text:p>1.326557601</text:p>
          </table:table-cell>
          <table:table-cell table:formula="of:=[.D98]/[.G98]" office:value-type="float" office:value="3.63039425634141">
            <text:p>3.63039425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office:value-type="float" office:value="958.024">
            <text:p>958.024</text:p>
          </table:table-cell>
          <table:table-cell office:value-type="float" office:value="177.484">
            <text:p>177.484</text:p>
          </table:table-cell>
          <table:table-cell office:value-type="float" office:value="327.697">
            <text:p>327.697</text:p>
          </table:table-cell>
          <table:table-cell office:value-type="float" office:value="249.187">
            <text:p>249.187</text:p>
          </table:table-cell>
          <table:table-cell office:value-type="float" office:value="452.505111694">
            <text:p>452.505111694</text:p>
          </table:table-cell>
          <table:table-cell/>
          <table:table-cell table:formula="of:=[.H99]/[.E99]" office:value-type="float" office:value="2.54955439191138">
            <text:p>2.5495543919</text:p>
          </table:table-cell>
          <table:table-cell table:formula="of:=[.H99]/[.F99]" office:value-type="float" office:value="1.38086437072662">
            <text:p>1.3808643707</text:p>
          </table:table-cell>
          <table:table-cell table:formula="of:=[.D99]/[.G99]" office:value-type="float" office:value="3.84459863476024">
            <text:p>3.8445986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>
            <text:p>81</text:p>
          </table:table-cell>
          <table:table-cell/>
          <table:table-cell office:value-type="float" office:value="1002.101">
            <text:p>1002.101</text:p>
          </table:table-cell>
          <table:table-cell office:value-type="float" office:value="181.981">
            <text:p>181.981</text:p>
          </table:table-cell>
          <table:table-cell office:value-type="float" office:value="338.895">
            <text:p>338.895</text:p>
          </table:table-cell>
          <table:table-cell office:value-type="float" office:value="215.829">
            <text:p>215.829</text:p>
          </table:table-cell>
          <table:table-cell office:value-type="float" office:value="483.585834503">
            <text:p>483.585834503</text:p>
          </table:table-cell>
          <table:table-cell/>
          <table:table-cell table:formula="of:=[.H100]/[.E100]" office:value-type="float" office:value="2.65734243961183">
            <text:p>2.6573424396</text:p>
          </table:table-cell>
          <table:table-cell table:formula="of:=[.H100]/[.F100]" office:value-type="float" office:value="1.42694886175069">
            <text:p>1.4269488618</text:p>
          </table:table-cell>
          <table:table-cell table:formula="of:=[.D100]/[.G100]" office:value-type="float" office:value="4.64303221531861">
            <text:p>4.6430322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996.507">
            <text:p>996.507</text:p>
          </table:table-cell>
          <table:table-cell office:value-type="float" office:value="188.389">
            <text:p>188.389</text:p>
          </table:table-cell>
          <table:table-cell office:value-type="float" office:value="340.456">
            <text:p>340.456</text:p>
          </table:table-cell>
          <table:table-cell office:value-type="float" office:value="262.201">
            <text:p>262.201</text:p>
          </table:table-cell>
          <table:table-cell office:value-type="float" office:value="448.977947235">
            <text:p>448.977947235</text:p>
          </table:table-cell>
          <table:table-cell/>
          <table:table-cell table:formula="of:=[.H101]/[.E101]" office:value-type="float" office:value="2.3832492727017">
            <text:p>2.3832492727</text:p>
          </table:table-cell>
          <table:table-cell table:formula="of:=[.H101]/[.F101]" office:value-type="float" office:value="1.31875469145793">
            <text:p>1.3187546915</text:p>
          </table:table-cell>
          <table:table-cell table:formula="of:=[.D101]/[.G101]" office:value-type="float" office:value="3.80054614589571">
            <text:p>3.8005461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>
            <text:p>192</text:p>
          </table:table-cell>
          <table:table-cell/>
          <table:table-cell office:value-type="float" office:value="983.238">
            <text:p>983.238</text:p>
          </table:table-cell>
          <table:table-cell office:value-type="float" office:value="178.398">
            <text:p>178.398</text:p>
          </table:table-cell>
          <table:table-cell office:value-type="float" office:value="330.902">
            <text:p>330.902</text:p>
          </table:table-cell>
          <table:table-cell office:value-type="float" office:value="245.048">
            <text:p>245.048</text:p>
          </table:table-cell>
          <table:table-cell office:value-type="float" office:value="445.967912674">
            <text:p>445.967912674</text:p>
          </table:table-cell>
          <table:table-cell/>
          <table:table-cell table:formula="of:=[.H102]/[.E102]" office:value-type="float" office:value="2.4998481635108">
            <text:p>2.4998481635</text:p>
          </table:table-cell>
          <table:table-cell table:formula="of:=[.H102]/[.F102]" office:value-type="float" office:value="1.3477341106249">
            <text:p>1.3477341106</text:p>
          </table:table-cell>
          <table:table-cell table:formula="of:=[.D102]/[.G102]" office:value-type="float" office:value="4.01243021775326">
            <text:p>4.012430217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formula="of:=STDEV([.J3:.J102])" office:value-type="float" office:value="0.139633906725265">
            <text:p>0.1396339067</text:p>
          </table:table-cell>
          <table:table-cell table:formula="of:=STDEV([.K3:.K102])" office:value-type="float" office:value="0.078369880621013">
            <text:p>0.0783698806</text:p>
          </table:table-cell>
          <table:table-cell table:formula="of:=STDEV([.L3:.L102])" office:value-type="float" office:value="0.886872188513134">
            <text:p>0.8868721885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AVERAGE([.J3:.J102])" office:value-type="float" office:value="2.44672894517791">
            <text:p>2.4467289452</text:p>
          </table:table-cell>
          <table:table-cell table:formula="of:=AVERAGE([.K3:.K102])" office:value-type="float" office:value="1.33497028524205">
            <text:p>1.3349702852</text:p>
          </table:table-cell>
          <table:table-cell table:formula="of:=AVERAGE([.L3:.L102])" office:value-type="float" office:value="4.23769289606205">
            <text:p>4.237692896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13:0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7-19T13:04:27</dc:date>
    <dc:creator>Victor Oliveira</dc:creator>
    <meta:editing-duration>PT14M25S</meta:editing-duration>
    <meta:editing-cycles>3</meta:editing-cycles>
    <meta:document-statistic meta:table-count="1" meta:cell-count="917" meta:object-count="0"/>
  </office:meta>
</office:document-meta>
</file>